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73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5.29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24.09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3.76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33.16mm"/>
    </style:style>
    <style:style style:name="co19" style:family="table-column">
      <style:table-column-properties fo:break-before="auto" style:column-width="57.04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69.87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18mm" fo:break-before="auto" style:use-optimal-row-height="false"/>
    </style:style>
    <style:style style:name="ro8" style:family="table-row">
      <style:table-row-properties style:row-height="5.72mm" fo:break-before="auto" style:use-optimal-row-height="true"/>
    </style:style>
    <style:style style:name="ro9" style:family="table-row">
      <style:table-row-properties style:row-height="3.97mm" fo:break-before="auto" style:use-optimal-row-height="false"/>
    </style:style>
    <style:style style:name="ro10" style:family="table-row">
      <style:table-row-properties style:row-height="2.65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一般_5f_WESRB00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4" table:default-cell-style-name="ce16"/>
        <table:table-column table:style-name="co5" table:number-columns-repeated="8" table:default-cell-style-name="ce16"/>
        <table:table-column table:style-name="co6" table:default-cell-style-name="ce15"/>
        <table:table-column table:style-name="co7" table:default-cell-style-name="ce16"/>
        <table:table-column table:style-name="co8" table:default-cell-style-name="ce16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9年(西元2000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/>
            <table:table-cell table:style-name="ce43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" calcext:value-type="float">
              <text:p>1</text:p>
            </table:table-cell>
            <table:table-cell table:style-name="ce44" office:value-type="float" office:value="2" calcext:value-type="float">
              <text:p>2</text:p>
            </table:table-cell>
            <table:table-cell table:style-name="ce44" office:value-type="float" office:value="3" calcext:value-type="float">
              <text:p>3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44" office:value-type="float" office:value="5" calcext:value-type="float">
              <text:p>5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44" office:value-type="float" office:value="7" calcext:value-type="float">
              <text:p>7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44" office:value-type="float" office:value="9" calcext:value-type="float">
              <text:p>9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煤及煤產品</text:p>
            </table:table-cell>
            <table:table-cell table:style-name="ce45" office:value-type="string" calcext:value-type="string">
              <text:p>煙煤-煉焦煤</text:p>
            </table:table-cell>
            <table:table-cell table:style-name="ce45" office:value-type="string" calcext:value-type="string">
              <text:p>煙煤-燃料煤</text:p>
            </table:table-cell>
            <table:table-cell table:style-name="ce45" office:value-type="string" calcext:value-type="string">
              <text:p>無煙煤</text:p>
            </table:table-cell>
            <table:table-cell table:style-name="ce45" office:value-type="string" calcext:value-type="string">
              <text:p>亞煙煤</text:p>
            </table:table-cell>
            <table:table-cell table:style-name="ce45" office:value-type="string" calcext:value-type="string">
              <text:p>褐煤</text:p>
            </table:table-cell>
            <table:table-cell table:style-name="ce45" office:value-type="string" calcext:value-type="string">
              <text:p>泥煤</text:p>
            </table:table-cell>
            <table:table-cell table:style-name="ce45" office:value-type="string" calcext:value-type="string">
              <text:p>焦炭</text:p>
            </table:table-cell>
            <table:table-cell table:style-name="ce45" office:value-type="string" calcext:value-type="string">
              <text:p>煤球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al and Coal</text:p>
            </table:table-cell>
            <table:table-cell table:number-columns-repeated="2" table:style-name="ce46" office:value-type="string" calcext:value-type="string">
              <text:p>Bituminous Coal-</text:p>
            </table:table-cell>
            <table:table-cell table:style-name="ce46" office:value-type="string" calcext:value-type="string">
              <text:p>Anthracite</text:p>
            </table:table-cell>
            <table:table-cell table:style-name="ce46" office:value-type="string" calcext:value-type="string">
              <text:p>Sub-bituminous</text:p>
            </table:table-cell>
            <table:table-cell table:style-name="ce46" office:value-type="string" calcext:value-type="string">
              <text:p>Lignite</text:p>
            </table:table-cell>
            <table:table-cell table:style-name="ce46" office:value-type="string" calcext:value-type="string">
              <text:p>Peat</text:p>
            </table:table-cell>
            <table:table-cell table:style-name="ce46" office:value-type="string" calcext:value-type="string">
              <text:p>Coke Oven Coke</text:p>
            </table:table-cell>
            <table:table-cell table:style-name="ce46" office:value-type="string" calcext:value-type="string">
              <text:p>Patent Fuel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Products Total</text:p>
            </table:table-cell>
            <table:table-cell table:style-name="ce46" office:value-type="string" calcext:value-type="string">
              <text:p>Coking Coal</text:p>
            </table:table-cell>
            <table:table-cell table:style-name="ce46" office:value-type="string" calcext:value-type="string">
              <text:p>Steam Coal</text:p>
            </table:table-cell>
            <table:table-cell table:style-name="ce46"/>
            <table:table-cell table:style-name="ce46" office:value-type="string" calcext:value-type="string">
              <text:p>Coal</text:p>
            </table:table-cell>
            <table:table-cell table:style-name="ce46" table:number-columns-repeated="4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秉油當量)</text:p>
            </table:table-cell>
            <table:table-cell table:number-columns-repeated="8" table:style-name="ce45" office:value-type="string" calcext:value-type="string">
              <text:p>(公噸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number-columns-repeated="3"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MT) </text:p>
            </table:table-cell>
            <table:table-cell table:number-columns-repeated="4" table:style-name="ce47" office:value-type="string" calcext:value-type="string">
              <text:p>(MT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2-C12</text:p>
            </table:table-cell>
            <table:table-cell table:style-name="ce48" table:number-columns-repeated="8"/>
            <table:table-cell table:style-name="ce27"/>
            <table:table-cell table:style-name="ce59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54177.5288888889" calcext:value-type="float">
            <text:p><text:s/>54,178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82784" calcext:value-type="float">
            <text:p><text:s/>82,784 <text:s/></text:p>
          </table:table-cell>
          <table:table-cell table:number-columns-repeated="6" table:style-name="ce49" office:value-type="float" office:value="0" calcext:value-type="float">
            <text:p/>
          </table:table-cell>
          <table:table-cell table:style-name="ce14"/>
          <table:table-cell table:style-name="ce43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30193092.7444444" calcext:value-type="float">
            <text:p><text:s/>30,193,093 <text:s/></text:p>
          </table:table-cell>
          <table:table-cell table:style-name="ce50" office:value-type="float" office:value="5158252" calcext:value-type="float">
            <text:p><text:s/>5,158,252 <text:s/></text:p>
          </table:table-cell>
          <table:table-cell table:style-name="ce50" office:value-type="float" office:value="34916398" calcext:value-type="float">
            <text:p><text:s/>34,916,398 <text:s/></text:p>
          </table:table-cell>
          <table:table-cell table:style-name="ce50" office:value-type="float" office:value="79926" calcext:value-type="float">
            <text:p><text:s/>79,926 <text:s/></text:p>
          </table:table-cell>
          <table:table-cell table:style-name="ce50" office:value-type="float" office:value="5255156" calcext:value-type="float">
            <text:p><text:s/>5,255,15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07572" calcext:value-type="float">
            <text:p><text:s/>307,57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8304.33333333333" calcext:value-type="float">
            <text:p><text:s/>8,30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0677" calcext:value-type="float">
            <text:p><text:s/>10,67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-332617.174168649" calcext:value-type="float">
            <text:p><text:s/>-332,617 <text:s/></text:p>
          </table:table-cell>
          <table:table-cell table:style-name="ce50" office:value-type="float" office:value="-77627" calcext:value-type="float">
            <text:p><text:s/>-77,627 <text:s/></text:p>
          </table:table-cell>
          <table:table-cell table:style-name="ce50" office:value-type="float" office:value="-368347.334397301" calcext:value-type="float">
            <text:p><text:s/>-368,34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69644.6656026998" calcext:value-type="float">
            <text:p><text:s/>-69,64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-42910" calcext:value-type="float">
            <text:p><text:s/>-42,91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30571583.1141686" calcext:value-type="float">
            <text:p><text:s/>30,571,583 <text:s/></text:p>
          </table:table-cell>
          <table:table-cell table:style-name="ce51" office:value-type="float" office:value="5235879" calcext:value-type="float">
            <text:p><text:s/>5,235,879 <text:s/></text:p>
          </table:table-cell>
          <table:table-cell table:style-name="ce51" office:value-type="float" office:value="35367529.3343973" calcext:value-type="float">
            <text:p><text:s/>35,367,529 <text:s/></text:p>
          </table:table-cell>
          <table:table-cell table:style-name="ce51" office:value-type="float" office:value="79926" calcext:value-type="float">
            <text:p><text:s/>79,926 <text:s/></text:p>
          </table:table-cell>
          <table:table-cell table:style-name="ce51" office:value-type="float" office:value="5324800.6656027" calcext:value-type="float">
            <text:p><text:s/>5,324,801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339805" calcext:value-type="float">
            <text:p><text:s/>339,805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864284.713688889" calcext:value-type="float">
            <text:p><text:s/>864,285 <text:s/></text:p>
          </table:table-cell>
          <table:table-cell table:style-name="ce51" office:value-type="float" office:value="248319" calcext:value-type="float">
            <text:p><text:s/>248,319 <text:s/></text:p>
          </table:table-cell>
          <table:table-cell table:style-name="ce51" office:value-type="float" office:value="1010316" calcext:value-type="float">
            <text:p><text:s/>1,010,316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-63101.2124" calcext:value-type="float">
            <text:p><text:s/>-63,101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28753076.4555953" calcext:value-type="float">
            <text:p><text:s/>28,753,076 <text:s/></text:p>
          </table:table-cell>
          <table:table-cell table:style-name="ce50" office:value-type="float" office:value="4987560" calcext:value-type="float">
            <text:p><text:s/>4,987,560 <text:s/></text:p>
          </table:table-cell>
          <table:table-cell table:style-name="ce50" office:value-type="float" office:value="28177014.6636144" calcext:value-type="float">
            <text:p><text:s/>28,177,01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324800.6656027" calcext:value-type="float">
            <text:p><text:s/>5,324,80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888129.4916" calcext:value-type="float">
            <text:p><text:s/>3,888,12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4523240.16222222" calcext:value-type="float">
            <text:p><text:s/>4,523,240 <text:s/></text:p>
          </table:table-cell>
          <table:table-cell table:style-name="ce50" office:value-type="float" office:value="4987560" calcext:value-type="float">
            <text:p><text:s/>4,987,560 <text:s/></text:p>
          </table:table-cell>
          <table:table-cell table:style-name="ce50" office:value-type="float" office:value="841342" calcext:value-type="float">
            <text:p><text:s/>841,34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style-name="ce50" office:value-type="float" office:value="3632207.37518889" calcext:value-type="float">
            <text:p><text:s/>3,632,20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01311.85" calcext:value-type="float">
            <text:p><text:s/>801,3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888129.4916" calcext:value-type="float">
            <text:p><text:s/>3,888,12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15472527.6541686" calcext:value-type="float">
            <text:p><text:s/>15,472,52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077830.3343973" calcext:value-type="float">
            <text:p><text:s/>20,077,83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060776.6656027" calcext:value-type="float">
            <text:p><text:s/>5,060,77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121225.066666667" calcext:value-type="float">
            <text:p><text:s/>121,22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9445" calcext:value-type="float">
            <text:p><text:s/>179,44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5003876.19734888" calcext:value-type="float">
            <text:p><text:s/>5,003,876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6277085.47921709" calcext:value-type="float">
            <text:p><text:s/>6,277,085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64024" calcext:value-type="float">
            <text:p><text:s/>264,024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5752422.57333333" calcext:value-type="float">
            <text:p><text:s/>5,752,42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4349205" calcext:value-type="float">
            <text:p><text:s/>4,349,20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5752422.57333333" calcext:value-type="float">
            <text:p><text:s/>5,752,42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4349205" calcext:value-type="float">
            <text:p><text:s/>4,349,20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913792.749333333" calcext:value-type="float">
            <text:p><text:s/>913,793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429789.306333333" calcext:value-type="float">
            <text:p><text:s/>429,789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484003.443" calcext:value-type="float">
            <text:p><text:s/>484,003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8624.72753333333" calcext:value-type="float">
            <text:p><text:s/>8,625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3102.2124" calcext:value-type="float">
            <text:p><text:s/>3,102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5784227.04135112" calcext:value-type="float">
            <text:p><text:s/>5,784,227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6180198.67078291" calcext:value-type="float">
            <text:p><text:s/>6,180,199 <text:s/></text:p>
          </table:table-cell>
          <table:table-cell table:style-name="ce52" office:value-type="float" office:value="79926" calcext:value-type="float">
            <text:p><text:s/>79,926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860879.5084" calcext:value-type="float">
            <text:p><text:s/>860,880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5525579.99690668" calcext:value-type="float">
            <text:p><text:s/>5,525,580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6180198.67078291" calcext:value-type="float">
            <text:p><text:s/>6,180,199 <text:s/></text:p>
          </table:table-cell>
          <table:table-cell table:style-name="ce52" office:value-type="float" office:value="31822" calcext:value-type="float">
            <text:p><text:s/>31,822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577124.5084" calcext:value-type="float">
            <text:p><text:s/>577,125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5525095.70801779" calcext:value-type="float">
            <text:p><text:s/>5,525,09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179458.67078291" calcext:value-type="float">
            <text:p><text:s/>6,179,459 <text:s/></text:p>
          </table:table-cell>
          <table:table-cell table:style-name="ce50" office:value-type="float" office:value="31822" calcext:value-type="float">
            <text:p><text:s/>31,82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77124.5084" calcext:value-type="float">
            <text:p><text:s/>577,12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62283.1864931588" calcext:value-type="float">
            <text:p><text:s/>62,28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2195.50632211" calcext:value-type="float">
            <text:p><text:s/>92,19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336637.671564177" calcext:value-type="float">
            <text:p><text:s/>336,63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98312.34277592" calcext:value-type="float">
            <text:p><text:s/>498,31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2239686.9855683" calcext:value-type="float">
            <text:p><text:s/>2,239,68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316083.44245308" calcext:value-type="float">
            <text:p><text:s/>3,316,08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1436752.36018325" calcext:value-type="float">
            <text:p><text:s/>1,436,75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26771.58579757" calcext:value-type="float">
            <text:p><text:s/>2,126,77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23499.2" calcext:value-type="float">
            <text:p>( 23,499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34785" calcext:value-type="float">
            <text:p>( 34,785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1413253.16018325" calcext:value-type="float">
            <text:p>( 1,413,253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2091986.58579757" calcext:value-type="float">
            <text:p>( 2,091,987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436683.52012004" calcext:value-type="float">
            <text:p><text:s/>436,68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46406.52649348" calcext:value-type="float">
            <text:p><text:s/>646,40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366251.105265016" calcext:value-type="float">
            <text:p><text:s/>366,25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42905.33016203" calcext:value-type="float">
            <text:p><text:s/>542,90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507529.85666667" calcext:value-type="float">
            <text:p><text:s/>1,507,53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31677" calcext:value-type="float">
            <text:p><text:s/>2,231,67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507529.85666667" calcext:value-type="float">
            <text:p><text:s/>1,507,53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31677" calcext:value-type="float">
            <text:p><text:s/>2,231,67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351131.6182" calcext:value-type="float">
            <text:p><text:s/>1,351,13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1822" calcext:value-type="float">
            <text:p><text:s/>31,82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77124.5084" calcext:value-type="float">
            <text:p><text:s/>577,12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351131.6182" calcext:value-type="float">
            <text:p><text:s/>1,351,13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1822" calcext:value-type="float">
            <text:p><text:s/>31,82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77124.5084" calcext:value-type="float">
            <text:p><text:s/>577,12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27826.3895254827" calcext:value-type="float">
            <text:p><text:s/>27,82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1190.3792318" calcext:value-type="float">
            <text:p><text:s/>41,19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484.288888888889" calcext:value-type="float">
            <text:p><text:s/>48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40" calcext:value-type="float">
            <text:p><text:s/>74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484.288888888889" calcext:value-type="float">
            <text:p><text:s/>484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740" calcext:value-type="float">
            <text:p><text:s/>740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258647.044444444" calcext:value-type="float">
            <text:p><text:s/>258,64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8104" calcext:value-type="float">
            <text:p><text:s/>48,10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3755" calcext:value-type="float">
            <text:p><text:s/>283,75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258647.044444444" calcext:value-type="float">
            <text:p><text:s/>258,64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8104" calcext:value-type="float">
            <text:p><text:s/>48,10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3755" calcext:value-type="float">
            <text:p><text:s/>283,75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87044050.477912" calcext:value-type="float">
            <text:p><text:s/>87,044,050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72133958.4682921" calcext:value-type="float">
            <text:p><text:s/>72,133,95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4910092.0096199" calcext:value-type="float">
            <text:p><text:s/>14,910,092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65242769.917" calcext:value-type="float">
            <text:p><text:s/>65,242,770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53616255.9073801" calcext:value-type="float">
            <text:p><text:s/>53,616,256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1626514.0096199" calcext:value-type="float">
            <text:p><text:s/>11,626,514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380014.796946" calcext:value-type="float">
            <text:p><text:s/>380,015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380014.796946" calcext:value-type="float">
            <text:p><text:s/>380,015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21421265.763966" calcext:value-type="float">
            <text:p><text:s/>21,421,266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8137687.763966" calcext:value-type="float">
            <text:p><text:s/>18,137,68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3283578" calcext:value-type="float">
            <text:p><text:s/>3,283,578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13511.165113" calcext:value-type="float">
            <text:p><text:s/>13,511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3511.165113" calcext:value-type="float">
            <text:p><text:s/>13,511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13511.165113" calcext:value-type="float">
            <text:p><text:s/>13,511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3511.165113" calcext:value-type="float">
            <text:p><text:s/>13,511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 table:number-rows-repeated="4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>
          <table:table-cell table:style-name="ce14"/>
          <table:table-cell table:style-name="ce27"/>
          <table:table-cell table:style-name="ce14" table:number-columns-repeated="1022"/>
        </table:table-row>
        <table:table-row table:style-name="ro7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3">
          <table:table-cell table:style-name="ce15"/>
          <table:table-cell table:style-name="ce28"/>
          <table:table-cell table:style-name="ce15" table:number-columns-repeated="10"/>
          <table:table-cell/>
          <table:table-cell table:style-name="ce15" table:number-columns-repeated="1011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1.$A$1:.$AMJ$10" table:range-usable-as="repeat-column repeat-row"/>
        </table:named-expressions>
      </table:table>
      <table:table table:name="Page2" table:style-name="ta2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3" table:default-cell-style-name="ce16"/>
        <table:table-column table:style-name="co4" table:default-cell-style-name="ce16"/>
        <table:table-column table:style-name="co5" table:number-columns-repeated="5" table:default-cell-style-name="ce16"/>
        <table:table-column table:style-name="co6" table:default-cell-style-name="ce16"/>
        <table:table-column table:style-name="co10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9年(西元2000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0" calcext:value-type="float">
              <text:p>10</text:p>
            </table:table-cell>
            <table:table-cell table:style-name="ce44" office:value-type="float" office:value="11" calcext:value-type="float">
              <text:p>11</text:p>
            </table:table-cell>
            <table:table-cell table:style-name="ce44" office:value-type="float" office:value="12" calcext:value-type="float">
              <text:p>12</text:p>
            </table:table-cell>
            <table:table-cell table:style-name="ce44" office:value-type="float" office:value="13" calcext:value-type="float">
              <text:p>13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44" office:value-type="float" office:value="16" calcext:value-type="float">
              <text:p>16</text:p>
            </table:table-cell>
            <table:table-cell table:style-name="ce44" office:value-type="float" office:value="17" calcext:value-type="float">
              <text:p>17</text:p>
            </table:table-cell>
            <table:table-cell table:style-name="ce44" office:value-type="float" office:value="18" calcext:value-type="float">
              <text:p>18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焦爐氣</text:p>
            </table:table-cell>
            <table:table-cell table:style-name="ce45" office:value-type="string" calcext:value-type="string">
              <text:p>高爐氣</text:p>
            </table:table-cell>
            <table:table-cell table:style-name="ce45" office:value-type="string" calcext:value-type="string">
              <text:p>轉爐氣</text:p>
            </table:table-cell>
            <table:table-cell table:style-name="ce45" office:value-type="string" calcext:value-type="string">
              <text:p>原油及石油</text:p>
            </table:table-cell>
            <table:table-cell table:style-name="ce45" office:value-type="string" calcext:value-type="string">
              <text:p>原油</text:p>
            </table:table-cell>
            <table:table-cell table:style-name="ce45" office:value-type="string" calcext:value-type="string">
              <text:p>煉油廠進料</text:p>
            </table:table-cell>
            <table:table-cell table:style-name="ce45" office:value-type="string" calcext:value-type="string">
              <text:p>添加劑/</text:p>
            </table:table-cell>
            <table:table-cell table:style-name="ce45" office:value-type="string" calcext:value-type="string">
              <text:p>煉油氣</text:p>
            </table:table-cell>
            <table:table-cell table:style-name="ce45" office:value-type="string" calcext:value-type="string">
              <text:p>液化石油氣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61" table:number-columns-repeated="2"/>
            <table:table-cell table:style-name="ce45" office:value-type="string" calcext:value-type="string">
              <text:p>產品合計</text:p>
            </table:table-cell>
            <table:table-cell table:style-name="ce61" table:number-columns-repeated="2"/>
            <table:table-cell table:style-name="ce61" office:value-type="string" calcext:value-type="string">
              <text:p>含氧化合物</text:p>
            </table:table-cell>
            <table:table-cell table:style-name="ce61"/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ke Oven Gas</text:p>
            </table:table-cell>
            <table:table-cell table:style-name="ce62" office:value-type="string" calcext:value-type="string">
              <text:p>Blast Furnace Gas</text:p>
            </table:table-cell>
            <table:table-cell table:style-name="ce62" office:value-type="string" calcext:value-type="string">
              <text:p>Oxygen Steel</text:p>
            </table:table-cell>
            <table:table-cell table:style-name="ce62" office:value-type="string" calcext:value-type="string">
              <text:p>Crude Oil and Petroleum</text:p>
            </table:table-cell>
            <table:table-cell table:style-name="ce62" office:value-type="string" calcext:value-type="string">
              <text:p>Crude Oil</text:p>
            </table:table-cell>
            <table:table-cell table:style-name="ce62" office:value-type="string" calcext:value-type="string">
              <text:p>Refinery</text:p>
            </table:table-cell>
            <table:table-cell table:style-name="ce62" office:value-type="string" calcext:value-type="string">
              <text:p>Additives/</text:p>
            </table:table-cell>
            <table:table-cell table:style-name="ce62" office:value-type="string" calcext:value-type="string">
              <text:p>Refinery Gas</text:p>
            </table:table-cell>
            <table:table-cell table:style-name="ce62" office:value-type="string" calcext:value-type="string">
              <text:p>LPG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/>
            <table:table-cell table:style-name="ce62" office:value-type="string" calcext:value-type="string">
              <text:p>Furnace Gas</text:p>
            </table:table-cell>
            <table:table-cell table:style-name="ce46" office:value-type="string" calcext:value-type="string">
              <text:p>Products Total</text:p>
            </table:table-cell>
            <table:table-cell table:style-name="ce62"/>
            <table:table-cell table:style-name="ce62" office:value-type="string" calcext:value-type="string">
              <text:p>Feedstocks</text:p>
            </table:table-cell>
            <table:table-cell table:style-name="ce62" office:value-type="string" calcext:value-type="string">
              <text:p>Oxygenates</text:p>
            </table:table-cell>
            <table:table-cell table:style-name="ce62"/>
            <table:table-cell table:style-name="ce46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3"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3"/>
            <table:table-cell table:style-name="ce48" office:value-type="string" calcext:value-type="string">
              <text:p>C14-C36</text:p>
            </table:table-cell>
            <table:table-cell table:style-name="ce48" table:number-columns-repeated="5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number-columns-repeated="2" table:style-name="ce49" office:value-type="float" office:value="37169" calcext:value-type="float">
            <text:p><text:s/>37,169 <text:s/></text:p>
          </table:table-cell>
          <table:table-cell table:number-columns-repeated="4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2528342.6906831" calcext:value-type="float">
            <text:p><text:s/>52,528,343 <text:s/></text:p>
          </table:table-cell>
          <table:table-cell table:style-name="ce50" office:value-type="float" office:value="43130260" calcext:value-type="float">
            <text:p><text:s/>43,130,26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65868.852" calcext:value-type="float">
            <text:p><text:s/>1,565,86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635856.70150485" calcext:value-type="float">
            <text:p><text:s/>2,635,85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48588.774" calcext:value-type="float">
            <text:p><text:s/>348,58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995076.8" calcext:value-type="float">
            <text:p><text:s/>3,995,07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90872" calcext:value-type="float">
            <text:p><text:s/>1,890,87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18515.43468055" calcext:value-type="float">
            <text:p><text:s/>1,818,515 <text:s/></text:p>
          </table:table-cell>
          <table:table-cell table:style-name="ce50" office:value-type="float" office:value="841709" calcext:value-type="float">
            <text:p><text:s/>841,70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8372.375" calcext:value-type="float">
            <text:p><text:s/>158,372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2225190.7544977" calcext:value-type="float">
            <text:p><text:s/>42,225,191 <text:s/></text:p>
          </table:table-cell>
          <table:table-cell table:style-name="ce51" office:value-type="float" office:value="42325720" calcext:value-type="float">
            <text:p><text:s/>42,325,720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058907.703" calcext:value-type="float">
            <text:p><text:s/>1,058,90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852007.71791333" calcext:value-type="float">
            <text:p><text:s/>3,852,00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552.172" calcext:value-type="float">
            <text:p><text:s/>5,552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270570" calcext:value-type="float">
            <text:p><text:s/>270,570 <text:s/></text:p>
          </table:table-cell>
          <table:table-cell table:style-name="ce50" office:value-type="float" office:value="4243640" calcext:value-type="float">
            <text:p><text:s/>4,243,640 <text:s/></text:p>
          </table:table-cell>
          <table:table-cell table:style-name="ce50" office:value-type="float" office:value="384830" calcext:value-type="float">
            <text:p><text:s/>384,830 <text:s/></text:p>
          </table:table-cell>
          <table:table-cell table:style-name="ce50" office:value-type="float" office:value="49746393.8294321" calcext:value-type="float">
            <text:p><text:s/>49,746,394 <text:s/></text:p>
          </table:table-cell>
          <table:table-cell table:style-name="ce50" office:value-type="float" office:value="42325720" calcext:value-type="float">
            <text:p><text:s/>42,325,72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2325720" calcext:value-type="float">
            <text:p><text:s/>42,325,72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371916.66666667" calcext:value-type="float">
            <text:p><text:s/>6,371,91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4311.4666666667" calcext:value-type="float">
            <text:p><text:s/>34,31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270570" calcext:value-type="float">
            <text:p><text:s/>270,570 <text:s/></text:p>
          </table:table-cell>
          <table:table-cell table:style-name="ce51" office:value-type="float" office:value="4243640" calcext:value-type="float">
            <text:p><text:s/>4,243,640 <text:s/></text:p>
          </table:table-cell>
          <table:table-cell table:style-name="ce51" office:value-type="float" office:value="384830" calcext:value-type="float">
            <text:p><text:s/>384,830 <text:s/></text:p>
          </table:table-cell>
          <table:table-cell table:style-name="ce51" office:value-type="float" office:value="1014445.69609873" calcext:value-type="float">
            <text:p><text:s/>1,014,446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2015830" calcext:value-type="float">
            <text:p><text:s/>2,015,830 <text:s/></text:p>
          </table:table-cell>
          <table:table-cell table:style-name="ce50" office:value-type="float" office:value="14305037" calcext:value-type="float">
            <text:p><text:s/>14,305,037 <text:s/></text:p>
          </table:table-cell>
          <table:table-cell table:style-name="ce50" office:value-type="float" office:value="934119" calcext:value-type="float">
            <text:p><text:s/>934,119 <text:s/></text:p>
          </table:table-cell>
          <table:table-cell table:style-name="ce50" office:value-type="float" office:value="46208020.0295389" calcext:value-type="float">
            <text:p><text:s/>46,208,02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89035" calcext:value-type="float">
            <text:p><text:s/>1,389,035 <text:s/></text:p>
          </table:table-cell>
          <table:table-cell table:style-name="ce50" office:value-type="float" office:value="1822717.71" calcext:value-type="float">
            <text:p><text:s/>1,822,71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2015830" calcext:value-type="float">
            <text:p><text:s/>2,015,830 <text:s/></text:p>
          </table:table-cell>
          <table:table-cell table:style-name="ce50" office:value-type="float" office:value="14305037" calcext:value-type="float">
            <text:p><text:s/>14,305,037 <text:s/></text:p>
          </table:table-cell>
          <table:table-cell table:style-name="ce50" office:value-type="float" office:value="934119" calcext:value-type="float">
            <text:p><text:s/>934,119 <text:s/></text:p>
          </table:table-cell>
          <table:table-cell table:style-name="ce50" office:value-type="float" office:value="43808688.2017842" calcext:value-type="float">
            <text:p><text:s/>43,808,68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89035" calcext:value-type="float">
            <text:p><text:s/>1,389,035 <text:s/></text:p>
          </table:table-cell>
          <table:table-cell table:style-name="ce50" office:value-type="float" office:value="1460419.17770279" calcext:value-type="float">
            <text:p><text:s/>1,460,419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399331.82775467" calcext:value-type="float">
            <text:p><text:s/>2,399,332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362298.532297212" calcext:value-type="float">
            <text:p><text:s/>362,29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548391" calcext:value-type="float">
            <text:p><text:s/>548,391 <text:s/></text:p>
          </table:table-cell>
          <table:table-cell table:style-name="ce50" office:value-type="float" office:value="6999455" calcext:value-type="float">
            <text:p><text:s/>6,999,455 <text:s/></text:p>
          </table:table-cell>
          <table:table-cell table:style-name="ce50" office:value-type="float" office:value="258061" calcext:value-type="float">
            <text:p><text:s/>258,061 <text:s/></text:p>
          </table:table-cell>
          <table:table-cell table:style-name="ce50" office:value-type="float" office:value="2388793.4336311" calcext:value-type="float">
            <text:p><text:s/>2,388,79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89035" calcext:value-type="float">
            <text:p><text:s/>1,389,035 <text:s/></text:p>
          </table:table-cell>
          <table:table-cell table:style-name="ce50" office:value-type="float" office:value="50205.888" calcext:value-type="float">
            <text:p><text:s/>50,20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48.8" calcext:value-type="float">
            <text:p><text:s/>84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290781" calcext:value-type="float">
            <text:p><text:s/>290,781 <text:s/></text:p>
          </table:table-cell>
          <table:table-cell table:style-name="ce50" office:value-type="float" office:value="2785724" calcext:value-type="float">
            <text:p><text:s/>2,785,724 <text:s/></text:p>
          </table:table-cell>
          <table:table-cell table:style-name="ce50" office:value-type="float" office:value="258061" calcext:value-type="float">
            <text:p><text:s/>258,061 <text:s/></text:p>
          </table:table-cell>
          <table:table-cell table:style-name="ce50" office:value-type="float" office:value="39027.7333333333" calcext:value-type="float">
            <text:p><text:s/>39,02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257610" calcext:value-type="float">
            <text:p><text:s/>257,610 <text:s/></text:p>
          </table:table-cell>
          <table:table-cell table:style-name="ce50" office:value-type="float" office:value="4213731" calcext:value-type="float">
            <text:p><text:s/>4,213,73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866.81584333333" calcext:value-type="float">
            <text:p><text:s/>4,86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114.234" calcext:value-type="float">
            <text:p><text:s/>3,11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41924.30296443" calcext:value-type="float">
            <text:p><text:s/>2,341,92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89035" calcext:value-type="float">
            <text:p><text:s/>1,389,035 <text:s/></text:p>
          </table:table-cell>
          <table:table-cell table:style-name="ce50" office:value-type="float" office:value="44388.288" calcext:value-type="float">
            <text:p><text:s/>44,38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7.866666666667" calcext:value-type="float">
            <text:p><text:s/>11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007.91482333333" calcext:value-type="float">
            <text:p><text:s/>2,008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2703.366" calcext:value-type="float">
            <text:p><text:s/>2,703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24" calcext:value-type="float">
            <text:p><text:s/>24 <text:s/></text:p>
          </table:table-cell>
          <table:table-cell table:style-name="ce52" office:value-type="float" office:value="58771" calcext:value-type="float">
            <text:p><text:s/>58,771 <text:s/></text:p>
          </table:table-cell>
          <table:table-cell table:style-name="ce52" office:value-type="float" office:value="5426" calcext:value-type="float">
            <text:p><text:s/>5,426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196845" calcext:value-type="float">
            <text:p><text:s/>1,196,845 <text:s/></text:p>
          </table:table-cell>
          <table:table-cell table:style-name="ce52" office:value-type="float" office:value="3003171" calcext:value-type="float">
            <text:p><text:s/>3,003,171 <text:s/></text:p>
          </table:table-cell>
          <table:table-cell table:style-name="ce52" office:value-type="float" office:value="285802" calcext:value-type="float">
            <text:p><text:s/>285,802 <text:s/></text:p>
          </table:table-cell>
          <table:table-cell table:style-name="ce52" office:value-type="float" office:value="32446015.80306" calcext:value-type="float">
            <text:p><text:s/>32,446,016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2825867.353" calcext:value-type="float">
            <text:p><text:s/>2,825,867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196845" calcext:value-type="float">
            <text:p><text:s/>1,196,845 <text:s/></text:p>
          </table:table-cell>
          <table:table-cell table:style-name="ce52" office:value-type="float" office:value="3003171" calcext:value-type="float">
            <text:p><text:s/>3,003,171 <text:s/></text:p>
          </table:table-cell>
          <table:table-cell table:style-name="ce52" office:value-type="float" office:value="285802" calcext:value-type="float">
            <text:p><text:s/>285,802 <text:s/></text:p>
          </table:table-cell>
          <table:table-cell table:style-name="ce52" office:value-type="float" office:value="23185097.7936074" calcext:value-type="float">
            <text:p><text:s/>23,185,098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2825867.353" calcext:value-type="float">
            <text:p><text:s/>2,825,86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196845" calcext:value-type="float">
            <text:p><text:s/>1,196,845 <text:s/></text:p>
          </table:table-cell>
          <table:table-cell table:style-name="ce50" office:value-type="float" office:value="3003171" calcext:value-type="float">
            <text:p><text:s/>3,003,171 <text:s/></text:p>
          </table:table-cell>
          <table:table-cell table:style-name="ce50" office:value-type="float" office:value="285802" calcext:value-type="float">
            <text:p><text:s/>285,802 <text:s/></text:p>
          </table:table-cell>
          <table:table-cell table:style-name="ce50" office:value-type="float" office:value="7288339.71109017" calcext:value-type="float">
            <text:p><text:s/>7,288,34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74760.7" calcext:value-type="float">
            <text:p><text:s/>574,76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7699.0666666667" calcext:value-type="float">
            <text:p><text:s/>47,69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84194.816138503" calcext:value-type="float">
            <text:p><text:s/>484,19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9713.392" calcext:value-type="float">
            <text:p><text:s/>29,71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56705.97327805" calcext:value-type="float">
            <text:p><text:s/>1,556,70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721.246" calcext:value-type="float">
            <text:p><text:s/>5,72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0936.83319" calcext:value-type="float">
            <text:p><text:s/>50,93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58.146" calcext:value-type="float">
            <text:p><text:s/>35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787.20935" calcext:value-type="float">
            <text:p><text:s/>9,78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36.29" calcext:value-type="float">
            <text:p><text:s/>73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85500.044089737" calcext:value-type="float">
            <text:p><text:s/>485,50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156.148" calcext:value-type="float">
            <text:p><text:s/>2,15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944.68742333333" calcext:value-type="float">
            <text:p><text:s/>5,94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212.206" calcext:value-type="float">
            <text:p><text:s/>5,21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86036.56339147" calcext:value-type="float">
            <text:p><text:s/>1,686,03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9054.458" calcext:value-type="float">
            <text:p><text:s/>19,05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41427.51740059" calcext:value-type="float">
            <text:p><text:s/>1,541,42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79.902" calcext:value-type="float">
            <text:p><text:s/>98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250482.48073869" calcext:value-type="float">
            <text:p>( 1,250,482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956.268" calcext:value-type="float">
            <text:p>( 956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90945.036661896" calcext:value-type="float">
            <text:p>( 290,945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23.634" calcext:value-type="float">
            <text:p>( 24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2174.758677952" calcext:value-type="float">
            <text:p><text:s/>62,17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2225.220646268" calcext:value-type="float">
            <text:p><text:s/>82,22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8074.556" calcext:value-type="float">
            <text:p><text:s/>18,075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209.066666666667" calcext:value-type="float">
            <text:p><text:s/>209 <text:s/>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5306.661451111" calcext:value-type="float">
            <text:p><text:s/>215,30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166.956" calcext:value-type="float">
            <text:p><text:s/>3,16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4074.24076" calcext:value-type="float">
            <text:p><text:s/>54,07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159.784" calcext:value-type="float">
            <text:p><text:s/>2,160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348941.928571111" calcext:value-type="float">
            <text:p><text:s/>348,942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49809.564" calcext:value-type="float">
            <text:p><text:s/>49,81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38781.233608889" calcext:value-type="float">
            <text:p><text:s/>638,78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8238.448" calcext:value-type="float">
            <text:p><text:s/>88,23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0121.66513" calcext:value-type="float">
            <text:p><text:s/>170,12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4.542" calcext:value-type="float">
            <text:p><text:s/>3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68659.568478889" calcext:value-type="float">
            <text:p><text:s/>468,66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8203.906" calcext:value-type="float">
            <text:p><text:s/>88,20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0166.2510388889" calcext:value-type="float">
            <text:p>( 20,166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27351.81" calcext:value-type="float">
            <text:p>( 27,352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23374.3088" calcext:value-type="float">
            <text:p>( 23,374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55" office:value-type="float" office:value="31705.92" calcext:value-type="float">
            <text:p>( 31,706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196845" calcext:value-type="float">
            <text:p><text:s/>1,196,845 <text:s/></text:p>
          </table:table-cell>
          <table:table-cell table:style-name="ce50" office:value-type="float" office:value="3003171" calcext:value-type="float">
            <text:p><text:s/>3,003,171 <text:s/></text:p>
          </table:table-cell>
          <table:table-cell table:style-name="ce50" office:value-type="float" office:value="285802" calcext:value-type="float">
            <text:p><text:s/>285,802 <text:s/></text:p>
          </table:table-cell>
          <table:table-cell table:style-name="ce50" office:value-type="float" office:value="946407.444975556" calcext:value-type="float">
            <text:p><text:s/>946,40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4984.228" calcext:value-type="float">
            <text:p><text:s/>84,98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196845" calcext:value-type="float">
            <text:p><text:s/>1,196,845 <text:s/></text:p>
          </table:table-cell>
          <table:table-cell table:style-name="ce50" office:value-type="float" office:value="3003171" calcext:value-type="float">
            <text:p><text:s/>3,003,171 <text:s/></text:p>
          </table:table-cell>
          <table:table-cell table:style-name="ce50" office:value-type="float" office:value="285802" calcext:value-type="float">
            <text:p><text:s/>285,802 <text:s/></text:p>
          </table:table-cell>
          <table:table-cell table:style-name="ce50" office:value-type="float" office:value="826968.629468889" calcext:value-type="float">
            <text:p><text:s/>826,96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1727.372" calcext:value-type="float">
            <text:p><text:s/>71,72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9438.815506667" calcext:value-type="float">
            <text:p><text:s/>119,43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256.856" calcext:value-type="float">
            <text:p><text:s/>13,25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0679.9078" calcext:value-type="float">
            <text:p>( 10,680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2072.52" calcext:value-type="float">
            <text:p>( 2,073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1788.446495556" calcext:value-type="float">
            <text:p><text:s/>131,78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0946.996" calcext:value-type="float">
            <text:p><text:s/>20,947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34322.6226744444" calcext:value-type="float">
            <text:p><text:s/>34,323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2816.082" calcext:value-type="float">
            <text:p><text:s/>2,81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1917.246769068" calcext:value-type="float">
            <text:p><text:s/>141,91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226.45" calcext:value-type="float">
            <text:p><text:s/>8,22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3876.6871133333" calcext:value-type="float">
            <text:p><text:s/>63,87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751.452" calcext:value-type="float">
            <text:p><text:s/>12,75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1765.702213333" calcext:value-type="float">
            <text:p><text:s/>201,76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38419.792" calcext:value-type="float">
            <text:p><text:s/>238,42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68.13333334267" calcext:value-type="float">
            <text:p><text:s/>1,06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3284.169596667" calcext:value-type="float">
            <text:p><text:s/>183,28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89.062" calcext:value-type="float">
            <text:p><text:s/>289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425205.0728706" calcext:value-type="float">
            <text:p><text:s/>12,425,20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0467.921" calcext:value-type="float">
            <text:p><text:s/>20,46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35199" calcext:value-type="float">
            <text:p><text:s/>335,19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617381.9395372" calcext:value-type="float">
            <text:p><text:s/>11,617,38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0467.921" calcext:value-type="float">
            <text:p><text:s/>20,46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3975.8666666667" calcext:value-type="float">
            <text:p><text:s/>43,97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28648.266666667" calcext:value-type="float">
            <text:p><text:s/>428,64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44304.538671111" calcext:value-type="float">
            <text:p><text:s/>844,30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0.904" calcext:value-type="float">
            <text:p><text:s/>5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141.60533777778" calcext:value-type="float">
            <text:p><text:s/>3,14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0.904" calcext:value-type="float">
            <text:p><text:s/>51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841162.933333333" calcext:value-type="float">
            <text:p><text:s/>841,163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95532.738665556" calcext:value-type="float">
            <text:p><text:s/>995,53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7258.274" calcext:value-type="float">
            <text:p><text:s/>17,25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8860.0434" calcext:value-type="float">
            <text:p><text:s/>328,86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7125.56" calcext:value-type="float">
            <text:p><text:s/>17,12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877.57777777778" calcext:value-type="float">
            <text:p><text:s/>6,87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966.68054" calcext:value-type="float">
            <text:p><text:s/>7,96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.636" calcext:value-type="float">
            <text:p><text:s/>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134" calcext:value-type="float">
            <text:p><text:s/>4,13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189.53333333333" calcext:value-type="float">
            <text:p><text:s/>7,19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58287.220685556" calcext:value-type="float">
            <text:p><text:s/>458,28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4.542" calcext:value-type="float">
            <text:p><text:s/>35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82217.682928889" calcext:value-type="float">
            <text:p><text:s/>182,218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94.536" calcext:value-type="float">
            <text:p><text:s/>95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631715.73231" calcext:value-type="float">
            <text:p><text:s/>1,631,716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2213329.554" calcext:value-type="float">
            <text:p><text:s/>2,213,33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260918.00945265" calcext:value-type="float">
            <text:p><text:s/>9,260,91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260918.00945265" calcext:value-type="float">
            <text:p><text:s/>9,260,91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5480202.78" calcext:value-type="float">
            <text:p>( 5,480,203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30971418.400188" calcext:value-type="float">
            <text:p><text:s/>30,971,418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25434463.733" calcext:value-type="float">
            <text:p><text:s/>25,434,464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04667.203053" calcext:value-type="float">
            <text:p><text:s/>104,667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5432287.464135" calcext:value-type="float">
            <text:p><text:s/>5,432,287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74.834887" calcext:value-type="float">
            <text:p><text:s/>75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74.834887" calcext:value-type="float">
            <text:p><text:s/>75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2.$A$1:.$AMJ$10" table:range-usable-as="repeat-column repeat-row"/>
        </table:named-expressions>
      </table:table>
      <table:table table:name="Page3" table:style-name="ta3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1" table:default-cell-style-name="ce16"/>
        <table:table-column table:style-name="co12" table:number-columns-repeated="8" table:default-cell-style-name="ce16"/>
        <table:table-column table:style-name="co6" table:default-cell-style-name="ce16"/>
        <table:table-column table:style-name="co2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9年(西元2000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9" calcext:value-type="float">
              <text:p>19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44" office:value-type="float" office:value="21" calcext:value-type="float">
              <text:p>21</text:p>
            </table:table-cell>
            <table:table-cell table:style-name="ce44" office:value-type="float" office:value="22" calcext:value-type="float">
              <text:p>22</text:p>
            </table:table-cell>
            <table:table-cell table:style-name="ce44" office:value-type="float" office:value="23" calcext:value-type="float">
              <text:p>23</text:p>
            </table:table-cell>
            <table:table-cell table:style-name="ce44" office:value-type="float" office:value="24" calcext:value-type="float">
              <text:p>24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44" office:value-type="float" office:value="26" calcext:value-type="float">
              <text:p>26</text:p>
            </table:table-cell>
            <table:table-cell table:style-name="ce44" office:value-type="float" office:value="27" calcext:value-type="float">
              <text:p>27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丙烷混合氣)</text:p>
            </table:table-cell>
            <table:table-cell table:style-name="ce45" office:value-type="string" calcext:value-type="string">
              <text:p>天然汽油</text:p>
            </table:table-cell>
            <table:table-cell table:style-name="ce45" office:value-type="string" calcext:value-type="string">
              <text:p>石油腦</text:p>
            </table:table-cell>
            <table:table-cell table:style-name="ce45" office:value-type="string" calcext:value-type="string">
              <text:p>車用汽油</text:p>
            </table:table-cell>
            <table:table-cell table:style-name="ce45" office:value-type="string" calcext:value-type="string">
              <text:p>(無鉛汽油)</text:p>
            </table:table-cell>
            <table:table-cell table:style-name="ce45" office:value-type="string" calcext:value-type="string">
              <text:p>航空汽油</text:p>
            </table:table-cell>
            <table:table-cell table:number-columns-repeated="2" table:style-name="ce45" office:value-type="string" calcext:value-type="string">
              <text:p>航空燃油-</text:p>
            </table:table-cell>
            <table:table-cell table:style-name="ce45" office:value-type="string" calcext:value-type="string">
              <text:p>煤油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/>
            <table:table-cell table:style-name="ce45" table:number-columns-repeated="4"/>
            <table:table-cell table:style-name="ce61"/>
            <table:table-cell table:style-name="ce61" office:value-type="string" calcext:value-type="string">
              <text:p>汽油型</text:p>
            </table:table-cell>
            <table:table-cell table:style-name="ce61" office:value-type="string" calcext:value-type="string">
              <text:p>煤油型</text:p>
            </table:table-cell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(Propane Air)</text:p>
            </table:table-cell>
            <table:table-cell table:style-name="ce46" office:value-type="string" calcext:value-type="string">
              <text:p>Natural Gasoline</text:p>
            </table:table-cell>
            <table:table-cell table:style-name="ce46" office:value-type="string" calcext:value-type="string">
              <text:p>Naphthas</text:p>
            </table:table-cell>
            <table:table-cell table:style-name="ce46" office:value-type="string" calcext:value-type="string">
              <text:p>Motor Gasoline</text:p>
            </table:table-cell>
            <table:table-cell table:style-name="ce46" office:value-type="string" calcext:value-type="string">
              <text:p>(Unleaded</text:p>
            </table:table-cell>
            <table:table-cell table:style-name="ce62" office:value-type="string" calcext:value-type="string">
              <text:p>Aviation </text:p>
            </table:table-cell>
            <table:table-cell table:number-columns-repeated="2" table:style-name="ce62" office:value-type="string" calcext:value-type="string">
              <text:p>Jet Fuel-</text:p>
            </table:table-cell>
            <table:table-cell table:style-name="ce46" office:value-type="string" calcext:value-type="string">
              <text:p>Kerosene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 table:number-columns-repeated="3"/>
            <table:table-cell table:style-name="ce62" office:value-type="string" calcext:value-type="string">
              <text:p>Gasoline)</text:p>
            </table:table-cell>
            <table:table-cell table:style-name="ce62" office:value-type="string" calcext:value-type="string">
              <text:p>Gasoline</text:p>
            </table:table-cell>
            <table:table-cell table:style-name="ce62" office:value-type="string" calcext:value-type="string">
              <text:p>Gasoline Type</text:p>
            </table:table-cell>
            <table:table-cell table:style-name="ce62" office:value-type="string" calcext:value-type="string">
              <text:p>Kerosene Type</text:p>
            </table:table-cell>
            <table:table-cell table:style-name="ce62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179691" calcext:value-type="float">
            <text:p><text:s/>2,179,691 <text:s/></text:p>
          </table:table-cell>
          <table:table-cell table:number-columns-repeated="2" table:style-name="ce50" office:value-type="float" office:value="2280744" calcext:value-type="float">
            <text:p><text:s/>2,280,74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75401" calcext:value-type="float">
            <text:p><text:s/>375,40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79992" calcext:value-type="float">
            <text:p><text:s/>79,992 <text:s/></text:p>
          </table:table-cell>
          <table:table-cell table:style-name="ce50" office:value-type="float" office:value="2" calcext:value-type="float">
            <text:p><text:s/>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4359" calcext:value-type="float">
            <text:p><text:s/>94,359 <text:s/></text:p>
          </table:table-cell>
          <table:table-cell table:style-name="ce50" office:value-type="float" office:value="133689" calcext:value-type="float">
            <text:p><text:s/>133,68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2127231" calcext:value-type="float">
            <text:p><text:s/>2,127,23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75136.1" calcext:value-type="float">
            <text:p><text:s/>875,136 <text:s/></text:p>
          </table:table-cell>
          <table:table-cell table:number-columns-repeated="2" table:style-name="ce50" office:value-type="float" office:value="-65780" calcext:value-type="float">
            <text:p><text:s/>-65,780 <text:s/></text:p>
          </table:table-cell>
          <table:table-cell table:style-name="ce50" office:value-type="float" office:value="-557" calcext:value-type="float">
            <text:p><text:s/>-557 <text:s/></text:p>
          </table:table-cell>
          <table:table-cell table:style-name="ce50" office:value-type="float" office:value="-16972.6317642441" calcext:value-type="float">
            <text:p><text:s/>-16,973 <text:s/></text:p>
          </table:table-cell>
          <table:table-cell table:style-name="ce50" office:value-type="float" office:value="-87973.368235756" calcext:value-type="float">
            <text:p><text:s/>-87,973 <text:s/></text:p>
          </table:table-cell>
          <table:table-cell table:style-name="ce50" office:value-type="float" office:value="7580" calcext:value-type="float">
            <text:p><text:s/>7,58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1304554.9" calcext:value-type="float">
            <text:p><text:s/>1,304,555 <text:s/></text:p>
          </table:table-cell>
          <table:table-cell table:number-columns-repeated="2" table:style-name="ce51" office:value-type="float" office:value="2266532" calcext:value-type="float">
            <text:p><text:s/>2,266,532 <text:s/></text:p>
          </table:table-cell>
          <table:table-cell table:style-name="ce51" office:value-type="float" office:value="555" calcext:value-type="float">
            <text:p><text:s/>555 <text:s/></text:p>
          </table:table-cell>
          <table:table-cell table:style-name="ce51" office:value-type="float" office:value="16972.6317642441" calcext:value-type="float">
            <text:p><text:s/>16,973 <text:s/></text:p>
          </table:table-cell>
          <table:table-cell table:style-name="ce51" office:value-type="float" office:value="-1758215.63176424" calcext:value-type="float">
            <text:p><text:s/>-1,758,216 <text:s/></text:p>
          </table:table-cell>
          <table:table-cell table:style-name="ce51" office:value-type="float" office:value="-141269" calcext:value-type="float">
            <text:p><text:s/>-141,26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133973" calcext:value-type="float">
            <text:p><text:s/>1,133,973 <text:s/></text:p>
          </table:table-cell>
          <table:table-cell table:number-columns-repeated="2" table:style-name="ce50" office:value-type="float" office:value="4683" calcext:value-type="float">
            <text:p><text:s/>4,683 <text:s/></text:p>
          </table:table-cell>
          <table:table-cell table:style-name="ce50" office:value-type="float" office:value="702" calcext:value-type="float">
            <text:p><text:s/>702 <text:s/></text:p>
          </table:table-cell>
          <table:table-cell table:style-name="ce50" office:value-type="float" office:value="2451.68388562373" calcext:value-type="float">
            <text:p><text:s/>2,452 <text:s/></text:p>
          </table:table-cell>
          <table:table-cell table:style-name="ce50" office:value-type="float" office:value="76609.3161143763" calcext:value-type="float">
            <text:p><text:s/>76,60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164489" calcext:value-type="float">
            <text:p><text:s/>6,164,489 <text:s/></text:p>
          </table:table-cell>
          <table:table-cell table:number-columns-repeated="2" table:style-name="ce50" office:value-type="float" office:value="7200894" calcext:value-type="float">
            <text:p><text:s/>7,200,894 <text:s/></text:p>
          </table:table-cell>
          <table:table-cell table:style-name="ce50" office:value-type="float" office:value="213" calcext:value-type="float">
            <text:p><text:s/>213 <text:s/></text:p>
          </table:table-cell>
          <table:table-cell table:style-name="ce50" office:value-type="float" office:value="109164.05212138" calcext:value-type="float">
            <text:p><text:s/>109,164 <text:s/></text:p>
          </table:table-cell>
          <table:table-cell table:style-name="ce50" office:value-type="float" office:value="2281833.94787862" calcext:value-type="float">
            <text:p><text:s/>2,281,834 <text:s/></text:p>
          </table:table-cell>
          <table:table-cell table:style-name="ce50" office:value-type="float" office:value="171337" calcext:value-type="float">
            <text:p><text:s/>171,33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164489" calcext:value-type="float">
            <text:p><text:s/>6,164,489 <text:s/></text:p>
          </table:table-cell>
          <table:table-cell table:number-columns-repeated="2" table:style-name="ce50" office:value-type="float" office:value="5213526.33538462" calcext:value-type="float">
            <text:p><text:s/>5,213,526 <text:s/></text:p>
          </table:table-cell>
          <table:table-cell table:style-name="ce50" office:value-type="float" office:value="213" calcext:value-type="float">
            <text:p><text:s/>213 <text:s/></text:p>
          </table:table-cell>
          <table:table-cell table:style-name="ce50" office:value-type="float" office:value="109164.05212138" calcext:value-type="float">
            <text:p><text:s/>109,164 <text:s/></text:p>
          </table:table-cell>
          <table:table-cell table:style-name="ce50" office:value-type="float" office:value="2281833.94787862" calcext:value-type="float">
            <text:p><text:s/>2,281,834 <text:s/></text:p>
          </table:table-cell>
          <table:table-cell table:style-name="ce50" office:value-type="float" office:value="171337" calcext:value-type="float">
            <text:p><text:s/>171,337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1987367.66461538" calcext:value-type="float">
            <text:p><text:s/>1,987,368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495" calcext:value-type="float">
            <text:p><text:s/>2,49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26" calcext:value-type="float">
            <text:p><text:s/>1,026 <text:s/></text:p>
          </table:table-cell>
          <table:table-cell table:style-name="ce50" office:value-type="float" office:value="5" calcext:value-type="float">
            <text:p><text:s/>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02" calcext:value-type="float">
            <text:p><text:s/>20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157" calcext:value-type="float">
            <text:p><text:s/>2,15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26" calcext:value-type="float">
            <text:p><text:s/>1,026 <text:s/></text:p>
          </table:table-cell>
          <table:table-cell table:style-name="ce50" office:value-type="float" office:value="5" calcext:value-type="float">
            <text:p><text:s/>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36" calcext:value-type="float">
            <text:p><text:s/>13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6335070.9" calcext:value-type="float">
            <text:p><text:s/>6,335,071 <text:s/></text:p>
          </table:table-cell>
          <table:table-cell table:number-columns-repeated="2" table:style-name="ce52" office:value-type="float" office:value="9460248" calcext:value-type="float">
            <text:p><text:s/>9,460,248 <text:s/></text:p>
          </table:table-cell>
          <table:table-cell table:style-name="ce52" office:value-type="float" office:value="66" calcext:value-type="float">
            <text:p><text:s/>66 <text:s/></text:p>
          </table:table-cell>
          <table:table-cell table:style-name="ce52" office:value-type="float" office:value="123685" calcext:value-type="float">
            <text:p><text:s/>123,685 <text:s/></text:p>
          </table:table-cell>
          <table:table-cell table:style-name="ce52" office:value-type="float" office:value="445983" calcext:value-type="float">
            <text:p><text:s/>445,983 <text:s/></text:p>
          </table:table-cell>
          <table:table-cell table:style-name="ce52" office:value-type="float" office:value="30063" calcext:value-type="float">
            <text:p><text:s/>30,063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11760" calcext:value-type="float">
            <text:p><text:s/>11,760 <text:s/></text:p>
          </table:table-cell>
          <table:table-cell table:number-columns-repeated="2" table:style-name="ce52" office:value-type="float" office:value="9460248" calcext:value-type="float">
            <text:p><text:s/>9,460,248 <text:s/></text:p>
          </table:table-cell>
          <table:table-cell table:style-name="ce52" office:value-type="float" office:value="66" calcext:value-type="float">
            <text:p><text:s/>66 <text:s/></text:p>
          </table:table-cell>
          <table:table-cell table:style-name="ce52" office:value-type="float" office:value="123685" calcext:value-type="float">
            <text:p><text:s/>123,685 <text:s/></text:p>
          </table:table-cell>
          <table:table-cell table:style-name="ce52" office:value-type="float" office:value="445983" calcext:value-type="float">
            <text:p><text:s/>445,983 <text:s/></text:p>
          </table:table-cell>
          <table:table-cell table:style-name="ce52" office:value-type="float" office:value="30063" calcext:value-type="float">
            <text:p><text:s/>30,06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1760" calcext:value-type="float">
            <text:p><text:s/>11,760 <text:s/></text:p>
          </table:table-cell>
          <table:table-cell table:number-columns-repeated="2" table:style-name="ce50" office:value-type="float" office:value="5810" calcext:value-type="float">
            <text:p><text:s/>5,81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9" calcext:value-type="float">
            <text:p><text:s/>59 <text:s/></text:p>
          </table:table-cell>
          <table:table-cell table:style-name="ce50" office:value-type="float" office:value="10276" calcext:value-type="float">
            <text:p><text:s/>10,27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4" calcext:value-type="float">
            <text:p><text:s/>5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09" calcext:value-type="float">
            <text:p><text:s/>40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8" calcext:value-type="float">
            <text:p><text:s/>2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17" calcext:value-type="float">
            <text:p><text:s/>11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4" calcext:value-type="float">
            <text:p><text:s/>7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4" calcext:value-type="float">
            <text:p><text:s/>4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" calcext:value-type="float">
            <text:p><text:s/>2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4" calcext:value-type="float">
            <text:p><text:s/>4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" calcext:value-type="float">
            <text:p><text:s/>2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number-columns-repeated="2" table:style-name="ce53" office:value-type="float" office:value="44" calcext:value-type="float">
            <text:p>( 44 <text:s/>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1" calcext:value-type="float">
            <text:p>( 21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59" calcext:value-type="float">
            <text:p><text:s/>5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" calcext:value-type="float">
            <text:p><text:s/>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number-columns-repeated="2" table:style-name="ce54" office:value-type="float" office:value="1" calcext:value-type="float">
            <text:p><text:s/>1 <text:s/>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331" calcext:value-type="float">
            <text:p><text:s/>33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12" calcext:value-type="float">
            <text:p><text:s/>1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10" calcext:value-type="float">
            <text:p><text:s/>1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8" table:style-name="ce53" office:value-type="float" office:value="0" calcext:value-type="float">
            <text:p/>
          </table:table-cell>
          <table:table-cell table:style-name="ce53" office:value-type="float" office:value="2" calcext:value-type="float">
            <text:p>( 2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1760" calcext:value-type="float">
            <text:p><text:s/>11,760 <text:s/></text:p>
          </table:table-cell>
          <table:table-cell table:number-columns-repeated="2" table:style-name="ce50" office:value-type="float" office:value="135" calcext:value-type="float">
            <text:p><text:s/>13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510" calcext:value-type="float">
            <text:p><text:s/>8,51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35" calcext:value-type="float">
            <text:p><text:s/>13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425" calcext:value-type="float">
            <text:p><text:s/>6,42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1760" calcext:value-type="float">
            <text:p><text:s/>11,76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85" calcext:value-type="float">
            <text:p><text:s/>2,08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10560" calcext:value-type="float">
            <text:p>( 10,560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" calcext:value-type="float">
            <text:p><text:s/>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" calcext:value-type="float">
            <text:p><text:s/>17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8" table:style-name="ce54" office:value-type="float" office:value="0" calcext:value-type="float">
            <text:p/>
          </table:table-cell>
          <table:table-cell table:style-name="ce54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65" calcext:value-type="float">
            <text:p><text:s/>6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2" calcext:value-type="float">
            <text:p><text:s/>11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345" calcext:value-type="float">
            <text:p><text:s/>5,34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89" calcext:value-type="float">
            <text:p><text:s/>78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6" calcext:value-type="float">
            <text:p><text:s/>1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416138" calcext:value-type="float">
            <text:p><text:s/>9,416,138 <text:s/></text:p>
          </table:table-cell>
          <table:table-cell table:style-name="ce50" office:value-type="float" office:value="66" calcext:value-type="float">
            <text:p><text:s/>66 <text:s/></text:p>
          </table:table-cell>
          <table:table-cell table:style-name="ce50" office:value-type="float" office:value="6492" calcext:value-type="float">
            <text:p><text:s/>6,492 <text:s/></text:p>
          </table:table-cell>
          <table:table-cell table:style-name="ce50" office:value-type="float" office:value="370545" calcext:value-type="float">
            <text:p><text:s/>370,54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6" calcext:value-type="float">
            <text:p><text:s/>66 <text:s/></text:p>
          </table:table-cell>
          <table:table-cell table:style-name="ce50" office:value-type="float" office:value="6492" calcext:value-type="float">
            <text:p><text:s/>6,492 <text:s/></text:p>
          </table:table-cell>
          <table:table-cell table:style-name="ce50" office:value-type="float" office:value="370545" calcext:value-type="float">
            <text:p><text:s/>370,54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416138" calcext:value-type="float">
            <text:p><text:s/>9,416,13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" calcext:value-type="float">
            <text:p><text:s/>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" calcext:value-type="float">
            <text:p><text:s/>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8297" calcext:value-type="float">
            <text:p><text:s/>38,29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7193" calcext:value-type="float">
            <text:p><text:s/>117,193 <text:s/></text:p>
          </table:table-cell>
          <table:table-cell table:style-name="ce50" office:value-type="float" office:value="75379" calcext:value-type="float">
            <text:p><text:s/>75,379 <text:s/></text:p>
          </table:table-cell>
          <table:table-cell table:style-name="ce50" office:value-type="float" office:value="19786" calcext:value-type="float">
            <text:p><text:s/>19,78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5007" calcext:value-type="float">
            <text:p><text:s/>5,00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58" calcext:value-type="float">
            <text:p><text:s/>5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510" calcext:value-type="float">
            <text:p><text:s/>3,51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9" calcext:value-type="float">
            <text:p><text:s/>5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4435" calcext:value-type="float">
            <text:p><text:s/>34,43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7193" calcext:value-type="float">
            <text:p><text:s/>117,193 <text:s/></text:p>
          </table:table-cell>
          <table:table-cell table:style-name="ce50" office:value-type="float" office:value="75379" calcext:value-type="float">
            <text:p><text:s/>75,379 <text:s/></text:p>
          </table:table-cell>
          <table:table-cell table:style-name="ce50" office:value-type="float" office:value="12604" calcext:value-type="float">
            <text:p><text:s/>12,604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293" calcext:value-type="float">
            <text:p><text:s/>293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117" calcext:value-type="float">
            <text:p><text:s/>2,117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323310.9" calcext:value-type="float">
            <text:p><text:s/>6,323,31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323310.9" calcext:value-type="float">
            <text:p><text:s/>6,323,31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6323310.9" calcext:value-type="float">
            <text:p>( 6,323,311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9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1：車用汽油轉變產出中包含生質酒精(即E100) 120 公秉；消費中包含所有車用汽油，不論是否添加生質酒精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motor gasoline" consisted of 120 kiloliters of biogasoline (E100); the consumption of "motor gasoline" consists of all the motor gasoline, whether or not into which biogasoline are blended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2：我國自民國89年全面禁止含鉛汽油供應，故無鉛汽油統計數值等同車用汽油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unleaded gasoline data is equal to the motor gasoline, since the supply of leaded gasoline was prohibited in 2000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2">
          <table:table-cell table:style-name="ce14"/>
          <table:table-cell table:style-name="ce27"/>
          <table:table-cell table:style-name="ce14" table:number-columns-repeated="1022"/>
        </table:table-row>
        <table:table-row table:style-name="ro6" table:number-rows-repeated="5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4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3.$A$1:.$AMJ$10" table:range-usable-as="repeat-column repeat-row"/>
        </table:named-expressions>
      </table:table>
      <table:table table:name="Page4" table:style-name="ta4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8" table:default-cell-style-name="ce16"/>
        <table:table-column table:style-name="co4" table:default-cell-style-name="ce16"/>
        <table:table-column table:style-name="co2" table:number-columns-repeated="2" table:default-cell-style-name="ce15"/>
        <table:table-column table:style-name="co8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9年(西元2000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28" calcext:value-type="float">
              <text:p>28</text:p>
            </table:table-cell>
            <table:table-cell table:style-name="ce44" office:value-type="float" office:value="29" calcext:value-type="float">
              <text:p>29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4" office:value-type="float" office:value="31" calcext:value-type="float">
              <text:p>31</text:p>
            </table:table-cell>
            <table:table-cell table:style-name="ce44" office:value-type="float" office:value="32" calcext:value-type="float">
              <text:p>32</text:p>
            </table:table-cell>
            <table:table-cell table:style-name="ce44" office:value-type="float" office:value="33" calcext:value-type="float">
              <text:p>33</text:p>
            </table:table-cell>
            <table:table-cell table:style-name="ce44" office:value-type="float" office:value="34" calcext:value-type="float">
              <text:p>34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44" office:value-type="float" office:value="36" calcext:value-type="float">
              <text:p>36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柴油</text:p>
            </table:table-cell>
            <table:table-cell table:style-name="ce45" office:value-type="string" calcext:value-type="string">
              <text:p>燃料油</text:p>
            </table:table-cell>
            <table:table-cell table:style-name="ce45" office:value-type="string" calcext:value-type="string">
              <text:p>白精油</text:p>
            </table:table-cell>
            <table:table-cell table:style-name="ce45" office:value-type="string" calcext:value-type="string">
              <text:p>潤滑油</text:p>
            </table:table-cell>
            <table:table-cell table:style-name="ce45" office:value-type="string" calcext:value-type="string">
              <text:p>柏油</text:p>
            </table:table-cell>
            <table:table-cell table:style-name="ce45" office:value-type="string" calcext:value-type="string">
              <text:p>溶劑油</text:p>
            </table:table-cell>
            <table:table-cell table:style-name="ce45" office:value-type="string" calcext:value-type="string">
              <text:p>石蠟</text:p>
            </table:table-cell>
            <table:table-cell table:style-name="ce45" office:value-type="string" calcext:value-type="string">
              <text:p>石油焦</text:p>
            </table:table-cell>
            <table:table-cell table:style-name="ce45" office:value-type="string" calcext:value-type="string">
              <text:p>其他石油產品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Diesel Oil</text:p>
            </table:table-cell>
            <table:table-cell table:style-name="ce46" office:value-type="string" calcext:value-type="string">
              <text:p>Fuel Oil</text:p>
            </table:table-cell>
            <table:table-cell table:style-name="ce46" office:value-type="string" calcext:value-type="string">
              <text:p>White Spirits</text:p>
            </table:table-cell>
            <table:table-cell table:style-name="ce46" office:value-type="string" calcext:value-type="string">
              <text:p>Lubricants</text:p>
            </table:table-cell>
            <table:table-cell table:style-name="ce46" office:value-type="string" calcext:value-type="string">
              <text:p>Asphalts</text:p>
            </table:table-cell>
            <table:table-cell table:style-name="ce46" office:value-type="string" calcext:value-type="string">
              <text:p>Solvents</text:p>
            </table:table-cell>
            <table:table-cell table:style-name="ce46" office:value-type="string" calcext:value-type="string">
              <text:p>Paraffin Waxes</text:p>
            </table:table-cell>
            <table:table-cell table:style-name="ce46" office:value-type="string" calcext:value-type="string">
              <text:p>Petroleum Coke</text:p>
            </table:table-cell>
            <table:table-cell table:style-name="ce46" office:value-type="string" calcext:value-type="string">
              <text:p>Other Petroleum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8"/>
            <table:table-cell table:style-name="ce62" office:value-type="string" calcext:value-type="string">
              <text:p>Products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噸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25231" calcext:value-type="float">
            <text:p><text:s/>25,231 <text:s/></text:p>
          </table:table-cell>
          <table:table-cell table:style-name="ce50" office:value-type="float" office:value="2369762" calcext:value-type="float">
            <text:p><text:s/>2,369,76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2353" calcext:value-type="float">
            <text:p><text:s/>232,353 <text:s/></text:p>
          </table:table-cell>
          <table:table-cell table:style-name="ce50" office:value-type="float" office:value="11738" calcext:value-type="float">
            <text:p><text:s/>11,738 <text:s/></text:p>
          </table:table-cell>
          <table:table-cell table:style-name="ce50" office:value-type="float" office:value="1024498.74495512" calcext:value-type="float">
            <text:p><text:s/>1,024,49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537" calcext:value-type="float">
            <text:p><text:s/>27,537 <text:s/></text:p>
          </table:table-cell>
          <table:table-cell table:style-name="ce50" office:value-type="float" office:value="262204" calcext:value-type="float">
            <text:p><text:s/>262,20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1277909" calcext:value-type="float">
            <text:p><text:s/>1,277,909 <text:s/></text:p>
          </table:table-cell>
          <table:table-cell table:style-name="ce50" office:value-type="float" office:value="71905" calcext:value-type="float">
            <text:p><text:s/>71,90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3924" calcext:value-type="float">
            <text:p><text:s/>153,924 <text:s/></text:p>
          </table:table-cell>
          <table:table-cell table:style-name="ce50" office:value-type="float" office:value="304093" calcext:value-type="float">
            <text:p><text:s/>304,093 <text:s/></text:p>
          </table:table-cell>
          <table:table-cell table:style-name="ce50" office:value-type="float" office:value="49944.3732594738" calcext:value-type="float">
            <text:p><text:s/>49,94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0982" calcext:value-type="float">
            <text:p><text:s/>160,982 <text:s/></text:p>
          </table:table-cell>
          <table:table-cell table:style-name="ce50" office:value-type="float" office:value="135192" calcext:value-type="float">
            <text:p><text:s/>135,19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style-name="ce50" office:value-type="float" office:value="313604" calcext:value-type="float">
            <text:p><text:s/>313,604 <text:s/></text:p>
          </table:table-cell>
          <table:table-cell table:style-name="ce50" office:value-type="float" office:value="3469417" calcext:value-type="float">
            <text:p><text:s/>3,469,41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64" calcext:value-type="float">
            <text:p><text:s/>1,56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189280.46" calcext:value-type="float">
            <text:p><text:s/>189,280 <text:s/></text:p>
          </table:table-cell>
          <table:table-cell table:style-name="ce50" office:value-type="float" office:value="-203649" calcext:value-type="float">
            <text:p><text:s/>-203,64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7351" calcext:value-type="float">
            <text:p><text:s/>47,351 <text:s/></text:p>
          </table:table-cell>
          <table:table-cell table:style-name="ce50" office:value-type="float" office:value="4513" calcext:value-type="float">
            <text:p><text:s/>4,513 <text:s/></text:p>
          </table:table-cell>
          <table:table-cell table:style-name="ce50" office:value-type="float" office:value="18456" calcext:value-type="float">
            <text:p><text:s/>18,45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24530" calcext:value-type="float">
            <text:p><text:s/>-24,530 <text:s/></text:p>
          </table:table-cell>
          <table:table-cell table:style-name="ce50" office:value-type="float" office:value="235570.14" calcext:value-type="float">
            <text:p><text:s/>235,57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-1755562.46" calcext:value-type="float">
            <text:p><text:s/>-1,755,562 <text:s/></text:p>
          </table:table-cell>
          <table:table-cell table:style-name="ce51" office:value-type="float" office:value="-967911" calcext:value-type="float">
            <text:p><text:s/>-967,911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9514" calcext:value-type="float">
            <text:p><text:s/>29,514 <text:s/></text:p>
          </table:table-cell>
          <table:table-cell table:style-name="ce51" office:value-type="float" office:value="-296868" calcext:value-type="float">
            <text:p><text:s/>-296,868 <text:s/></text:p>
          </table:table-cell>
          <table:table-cell table:style-name="ce51" office:value-type="float" office:value="956098.371695645" calcext:value-type="float">
            <text:p><text:s/>956,098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-108915" calcext:value-type="float">
            <text:p><text:s/>-108,915 <text:s/></text:p>
          </table:table-cell>
          <table:table-cell table:style-name="ce51" office:value-type="float" office:value="-108558.14" calcext:value-type="float">
            <text:p><text:s/>-108,55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31516" calcext:value-type="float">
            <text:p><text:s/>31,516 <text:s/></text:p>
          </table:table-cell>
          <table:table-cell table:style-name="ce50" office:value-type="float" office:value="2312838" calcext:value-type="float">
            <text:p><text:s/>2,312,83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867" calcext:value-type="float">
            <text:p><text:s/>17,86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12" calcext:value-type="float">
            <text:p><text:s/>1,61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73231" calcext:value-type="float">
            <text:p><text:s/>273,231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554121.58251045" calcext:value-type="float">
            <text:p><text:s/>554,122 <text:s/></text:p>
          </table:table-cell>
          <table:table-cell table:style-name="ce50" office:value-type="float" office:value="6471898.4517463" calcext:value-type="float">
            <text:p><text:s/>6,471,89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548393" calcext:value-type="float">
            <text:p><text:s/>548,393 <text:s/></text:p>
          </table:table-cell>
          <table:table-cell table:style-name="ce50" office:value-type="float" office:value="5493828" calcext:value-type="float">
            <text:p><text:s/>5,493,82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2167" calcext:value-type="float">
            <text:p><text:s/>32,16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5728.58251045" calcext:value-type="float">
            <text:p><text:s/>5,729 <text:s/></text:p>
          </table:table-cell>
          <table:table-cell table:style-name="ce51" office:value-type="float" office:value="945903.4517463" calcext:value-type="float">
            <text:p><text:s/>945,903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7937268" calcext:value-type="float">
            <text:p><text:s/>7,937,268 <text:s/></text:p>
          </table:table-cell>
          <table:table-cell table:style-name="ce50" office:value-type="float" office:value="17279242" calcext:value-type="float">
            <text:p><text:s/>17,279,24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1294" calcext:value-type="float">
            <text:p><text:s/>311,294 <text:s/></text:p>
          </table:table-cell>
          <table:table-cell table:style-name="ce50" office:value-type="float" office:value="1050680" calcext:value-type="float">
            <text:p><text:s/>1,050,680 <text:s/></text:p>
          </table:table-cell>
          <table:table-cell table:style-name="ce50" office:value-type="float" office:value="254907" calcext:value-type="float">
            <text:p><text:s/>254,90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9045" calcext:value-type="float">
            <text:p><text:s/>219,045 <text:s/></text:p>
          </table:table-cell>
          <table:table-cell table:style-name="ce50" office:value-type="float" office:value="1831145.10666667" calcext:value-type="float">
            <text:p><text:s/>1,831,14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7743574.08" calcext:value-type="float">
            <text:p><text:s/>7,743,574 <text:s/></text:p>
          </table:table-cell>
          <table:table-cell table:style-name="ce50" office:value-type="float" office:value="17279242" calcext:value-type="float">
            <text:p><text:s/>17,279,24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1294" calcext:value-type="float">
            <text:p><text:s/>311,294 <text:s/></text:p>
          </table:table-cell>
          <table:table-cell table:style-name="ce50" office:value-type="float" office:value="1050680" calcext:value-type="float">
            <text:p><text:s/>1,050,680 <text:s/></text:p>
          </table:table-cell>
          <table:table-cell table:style-name="ce50" office:value-type="float" office:value="254907" calcext:value-type="float">
            <text:p><text:s/>254,90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9045" calcext:value-type="float">
            <text:p><text:s/>219,045 <text:s/></text:p>
          </table:table-cell>
          <table:table-cell table:style-name="ce50" office:value-type="float" office:value="1602074.10933333" calcext:value-type="float">
            <text:p><text:s/>1,602,074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193693.92" calcext:value-type="float">
            <text:p><text:s/>193,694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51" office:value-type="float" office:value="229070.997333333" calcext:value-type="float">
            <text:p><text:s/>229,07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48970" calcext:value-type="float">
            <text:p><text:s/>48,970 <text:s/></text:p>
          </table:table-cell>
          <table:table-cell table:style-name="ce50" office:value-type="float" office:value="856838.57664582" calcext:value-type="float">
            <text:p><text:s/>856,83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18" calcext:value-type="float">
            <text:p><text:s/>18 <text:s/></text:p>
          </table:table-cell>
          <table:table-cell table:style-name="ce50" office:value-type="float" office:value="780" calcext:value-type="float">
            <text:p><text:s/>78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4964" calcext:value-type="float">
            <text:p><text:s/>4,964 <text:s/></text:p>
          </table:table-cell>
          <table:table-cell table:style-name="ce50" office:value-type="float" office:value="32245" calcext:value-type="float">
            <text:p><text:s/>32,24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style-name="ce50" office:value-type="float" office:value="2567" calcext:value-type="float">
            <text:p><text:s/>2,567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41405" calcext:value-type="float">
            <text:p><text:s/>41,405 <text:s/></text:p>
          </table:table-cell>
          <table:table-cell table:style-name="ce50" office:value-type="float" office:value="823813.57664582" calcext:value-type="float">
            <text:p><text:s/>823,81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style-name="ce51" office:value-type="float" office:value="16" calcext:value-type="float">
            <text:p><text:s/>16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5547097.95748955" calcext:value-type="float">
            <text:p><text:s/>5,547,098 <text:s/></text:p>
          </table:table-cell>
          <table:table-cell table:style-name="ce52" office:value-type="float" office:value="6669755.97160788" calcext:value-type="float">
            <text:p><text:s/>6,669,756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322941" calcext:value-type="float">
            <text:p><text:s/>322,941 <text:s/></text:p>
          </table:table-cell>
          <table:table-cell table:style-name="ce52" office:value-type="float" office:value="753812" calcext:value-type="float">
            <text:p><text:s/>753,812 <text:s/></text:p>
          </table:table-cell>
          <table:table-cell table:style-name="ce52" office:value-type="float" office:value="1209393.37169564" calcext:value-type="float">
            <text:p><text:s/>1,209,393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110130" calcext:value-type="float">
            <text:p><text:s/>110,130 <text:s/></text:p>
          </table:table-cell>
          <table:table-cell table:style-name="ce52" office:value-type="float" office:value="1449355.96666667" calcext:value-type="float">
            <text:p><text:s/>1,449,356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5547097.95748955" calcext:value-type="float">
            <text:p><text:s/>5,547,098 <text:s/></text:p>
          </table:table-cell>
          <table:table-cell table:style-name="ce52" office:value-type="float" office:value="6669755.97160788" calcext:value-type="float">
            <text:p><text:s/>6,669,756 <text:s/>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58379" calcext:value-type="float">
            <text:p><text:s/>58,379 <text:s/></text:p>
          </table:table-cell>
          <table:table-cell table:style-name="ce52" office:value-type="float" office:value="13160.38" calcext:value-type="float">
            <text:p><text:s/>13,16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246988.95748955" calcext:value-type="float">
            <text:p><text:s/>246,989 <text:s/></text:p>
          </table:table-cell>
          <table:table-cell table:style-name="ce50" office:value-type="float" office:value="6133959.97160788" calcext:value-type="float">
            <text:p><text:s/>6,133,96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8379" calcext:value-type="float">
            <text:p><text:s/>58,379 <text:s/></text:p>
          </table:table-cell>
          <table:table-cell table:style-name="ce50" office:value-type="float" office:value="13160.38" calcext:value-type="float">
            <text:p><text:s/>13,16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16809" calcext:value-type="float">
            <text:p><text:s/>16,809 <text:s/></text:p>
          </table:table-cell>
          <table:table-cell table:style-name="ce50" office:value-type="float" office:value="30010" calcext:value-type="float">
            <text:p><text:s/>30,01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8009" calcext:value-type="float">
            <text:p><text:s/>8,009 <text:s/></text:p>
          </table:table-cell>
          <table:table-cell table:style-name="ce50" office:value-type="float" office:value="425982.46763818" calcext:value-type="float">
            <text:p><text:s/>425,98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3855.47718814" calcext:value-type="float">
            <text:p><text:s/>3,855 <text:s/></text:p>
          </table:table-cell>
          <table:table-cell table:style-name="ce50" office:value-type="float" office:value="1452084.09207417" calcext:value-type="float">
            <text:p><text:s/>1,452,08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34" calcext:value-type="float">
            <text:p><text:s/>34 <text:s/></text:p>
          </table:table-cell>
          <table:table-cell table:style-name="ce50" office:value-type="float" office:value="47476" calcext:value-type="float">
            <text:p><text:s/>47,47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177" calcext:value-type="float">
            <text:p><text:s/>177 <text:s/></text:p>
          </table:table-cell>
          <table:table-cell table:style-name="ce50" office:value-type="float" office:value="8489" calcext:value-type="float">
            <text:p><text:s/>8,48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1102.2511658" calcext:value-type="float">
            <text:p><text:s/>1,102 <text:s/></text:p>
          </table:table-cell>
          <table:table-cell table:style-name="ce50" office:value-type="float" office:value="452667.90417409" calcext:value-type="float">
            <text:p><text:s/>452,66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298" calcext:value-type="float">
            <text:p><text:s/>298 <text:s/></text:p>
          </table:table-cell>
          <table:table-cell table:style-name="ce50" office:value-type="float" office:value="1710" calcext:value-type="float">
            <text:p><text:s/>1,71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77377.2291356" calcext:value-type="float">
            <text:p><text:s/>77,377 <text:s/></text:p>
          </table:table-cell>
          <table:table-cell table:style-name="ce50" office:value-type="float" office:value="1499730.44968273" calcext:value-type="float">
            <text:p><text:s/>1,499,73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77272.14936053" calcext:value-type="float">
            <text:p><text:s/>77,272 <text:s/></text:p>
          </table:table-cell>
          <table:table-cell table:style-name="ce50" office:value-type="float" office:value="1376743.56793821" calcext:value-type="float">
            <text:p><text:s/>1,376,74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12361.51694487" calcext:value-type="float">
            <text:p>( 12,362 <text:s/>)</text:p>
          </table:table-cell>
          <table:table-cell table:style-name="ce53" office:value-type="float" office:value="1160795.73397201" calcext:value-type="float">
            <text:p>( 1,160,796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64910.63241566" calcext:value-type="float">
            <text:p>( 64,911 <text:s/>)</text:p>
          </table:table-cell>
          <table:table-cell table:style-name="ce53" office:value-type="float" office:value="215947.8339662" calcext:value-type="float">
            <text:p>( 215,948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8288.83626058" calcext:value-type="float">
            <text:p><text:s/>58,28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105.07977507" calcext:value-type="float">
            <text:p><text:s/>105 <text:s/></text:p>
          </table:table-cell>
          <table:table-cell table:style-name="ce50" office:value-type="float" office:value="64502.04548394" calcext:value-type="float">
            <text:p><text:s/>64,50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196" calcext:value-type="float">
            <text:p><text:s/>196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3920" calcext:value-type="float">
            <text:p><text:s/>3,920 <text:s/></text:p>
          </table:table-cell>
          <table:table-cell table:style-name="ce50" office:value-type="float" office:value="196182" calcext:value-type="float">
            <text:p><text:s/>196,18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683" calcext:value-type="float">
            <text:p><text:s/>683 <text:s/></text:p>
          </table:table-cell>
          <table:table-cell table:style-name="ce50" office:value-type="float" office:value="48601" calcext:value-type="float">
            <text:p><text:s/>48,60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1084" calcext:value-type="float">
            <text:p><text:s/>1,084 <text:s/></text:p>
          </table:table-cell>
          <table:table-cell table:style-name="ce54" office:value-type="float" office:value="291465" calcext:value-type="float">
            <text:p><text:s/>291,465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29874" calcext:value-type="float">
            <text:p><text:s/>29,874 <text:s/></text:p>
          </table:table-cell>
          <table:table-cell table:style-name="ce50" office:value-type="float" office:value="461856" calcext:value-type="float">
            <text:p><text:s/>461,85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8379" calcext:value-type="float">
            <text:p><text:s/>58,37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25199" calcext:value-type="float">
            <text:p><text:s/>25,199 <text:s/></text:p>
          </table:table-cell>
          <table:table-cell table:style-name="ce50" office:value-type="float" office:value="88226" calcext:value-type="float">
            <text:p><text:s/>88,22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7578" calcext:value-type="float">
            <text:p><text:s/>57,57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4675" calcext:value-type="float">
            <text:p><text:s/>4,675 <text:s/></text:p>
          </table:table-cell>
          <table:table-cell table:style-name="ce50" office:value-type="float" office:value="373630" calcext:value-type="float">
            <text:p><text:s/>373,63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01" calcext:value-type="float">
            <text:p><text:s/>80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3003" calcext:value-type="float">
            <text:p><text:s/>13,003 <text:s/></text:p>
          </table:table-cell>
          <table:table-cell table:style-name="ce50" office:value-type="float" office:value="787605.42" calcext:value-type="float">
            <text:p><text:s/>787,60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3160.38" calcext:value-type="float">
            <text:p><text:s/>13,160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0166" calcext:value-type="float">
            <text:p><text:s/>10,166 <text:s/></text:p>
          </table:table-cell>
          <table:table-cell table:style-name="ce50" office:value-type="float" office:value="698677.42" calcext:value-type="float">
            <text:p><text:s/>698,67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3160.38" calcext:value-type="float">
            <text:p><text:s/>13,160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2837" calcext:value-type="float">
            <text:p><text:s/>2,837 <text:s/></text:p>
          </table:table-cell>
          <table:table-cell table:style-name="ce50" office:value-type="float" office:value="88928" calcext:value-type="float">
            <text:p><text:s/>88,92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3765" calcext:value-type="float">
            <text:p><text:s/>3,765 <text:s/></text:p>
          </table:table-cell>
          <table:table-cell table:style-name="ce50" office:value-type="float" office:value="105764" calcext:value-type="float">
            <text:p><text:s/>105,76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2862" calcext:value-type="float">
            <text:p><text:s/>2,862 <text:s/></text:p>
          </table:table-cell>
          <table:table-cell table:style-name="ce54" office:value-type="float" office:value="27726" calcext:value-type="float">
            <text:p><text:s/>27,726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21711" calcext:value-type="float">
            <text:p><text:s/>21,711 <text:s/></text:p>
          </table:table-cell>
          <table:table-cell table:style-name="ce50" office:value-type="float" office:value="108212.63803871" calcext:value-type="float">
            <text:p><text:s/>108,21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11201" calcext:value-type="float">
            <text:p><text:s/>11,201 <text:s/></text:p>
          </table:table-cell>
          <table:table-cell table:style-name="ce50" office:value-type="float" office:value="36229" calcext:value-type="float">
            <text:p><text:s/>36,22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1084" calcext:value-type="float">
            <text:p><text:s/>1,084 <text:s/></text:p>
          </table:table-cell>
          <table:table-cell table:style-name="ce50" office:value-type="float" office:value="23424" calcext:value-type="float">
            <text:p><text:s/>23,42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style-name="ce50" office:value-type="float" office:value="1077.00000001" calcext:value-type="float">
            <text:p><text:s/>1,077 <text:s/></text:p>
          </table:table-cell>
          <table:table-cell table:style-name="ce50" office:value-type="float" office:value="59" calcext:value-type="float">
            <text:p><text:s/>5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style-name="ce50" office:value-type="float" office:value="49063" calcext:value-type="float">
            <text:p><text:s/>49,063 <text:s/></text:p>
          </table:table-cell>
          <table:table-cell table:style-name="ce50" office:value-type="float" office:value="128686" calcext:value-type="float">
            <text:p><text:s/>128,68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3941310" calcext:value-type="float">
            <text:p><text:s/>3,941,310 <text:s/></text:p>
          </table:table-cell>
          <table:table-cell table:style-name="ce50" office:value-type="float" office:value="220976" calcext:value-type="float">
            <text:p><text:s/>220,97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style-name="ce50" office:value-type="float" office:value="3687471" calcext:value-type="float">
            <text:p><text:s/>3,687,471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47117" calcext:value-type="float">
            <text:p><text:s/>47,117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style-name="ce50" office:value-type="float" office:value="206722" calcext:value-type="float">
            <text:p><text:s/>206,722 <text:s/></text:p>
          </table:table-cell>
          <table:table-cell table:style-name="ce50" office:value-type="float" office:value="220976" calcext:value-type="float">
            <text:p><text:s/>220,97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867288" calcext:value-type="float">
            <text:p><text:s/>867,288 <text:s/></text:p>
          </table:table-cell>
          <table:table-cell table:style-name="ce50" office:value-type="float" office:value="32620" calcext:value-type="float">
            <text:p><text:s/>32,62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970" calcext:value-type="float">
            <text:p><text:s/>970 <text:s/></text:p>
          </table:table-cell>
          <table:table-cell table:style-name="ce50" office:value-type="float" office:value="2058" calcext:value-type="float">
            <text:p><text:s/>2,05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style-name="ce51" office:value-type="float" office:value="866318" calcext:value-type="float">
            <text:p><text:s/>866,318 <text:s/></text:p>
          </table:table-cell>
          <table:table-cell table:style-name="ce51" office:value-type="float" office:value="30562" calcext:value-type="float">
            <text:p><text:s/>30,562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491511" calcext:value-type="float">
            <text:p><text:s/>491,511 <text:s/></text:p>
          </table:table-cell>
          <table:table-cell table:style-name="ce50" office:value-type="float" office:value="282200" calcext:value-type="float">
            <text:p><text:s/>282,20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98306" calcext:value-type="float">
            <text:p><text:s/>98,306 <text:s/></text:p>
          </table:table-cell>
          <table:table-cell table:style-name="ce50" office:value-type="float" office:value="206019" calcext:value-type="float">
            <text:p><text:s/>206,01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2325" calcext:value-type="float">
            <text:p><text:s/>2,325 <text:s/></text:p>
          </table:table-cell>
          <table:table-cell table:style-name="ce50" office:value-type="float" office:value="4362" calcext:value-type="float">
            <text:p><text:s/>4,36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style-name="ce50" office:value-type="float" office:value="7918" calcext:value-type="float">
            <text:p><text:s/>7,918 <text:s/></text:p>
          </table:table-cell>
          <table:table-cell table:style-name="ce50" office:value-type="float" office:value="538" calcext:value-type="float">
            <text:p><text:s/>53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style-name="ce50" office:value-type="float" office:value="1170" calcext:value-type="float">
            <text:p><text:s/>1,170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3062" calcext:value-type="float">
            <text:p><text:s/>3,062 <text:s/></text:p>
          </table:table-cell>
          <table:table-cell table:style-name="ce50" office:value-type="float" office:value="4013" calcext:value-type="float">
            <text:p><text:s/>4,01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255164" calcext:value-type="float">
            <text:p><text:s/>255,164 <text:s/></text:p>
          </table:table-cell>
          <table:table-cell table:style-name="ce50" office:value-type="float" office:value="6737" calcext:value-type="float">
            <text:p><text:s/>6,73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123566" calcext:value-type="float">
            <text:p><text:s/>123,566 <text:s/></text:p>
          </table:table-cell>
          <table:table-cell table:style-name="ce51" office:value-type="float" office:value="60531" calcext:value-type="float">
            <text:p><text:s/>60,531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2941" calcext:value-type="float">
            <text:p><text:s/>322,941 <text:s/></text:p>
          </table:table-cell>
          <table:table-cell table:style-name="ce50" office:value-type="float" office:value="753812" calcext:value-type="float">
            <text:p><text:s/>753,812 <text:s/></text:p>
          </table:table-cell>
          <table:table-cell table:style-name="ce50" office:value-type="float" office:value="1209393.37169564" calcext:value-type="float">
            <text:p><text:s/>1,209,39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1751" calcext:value-type="float">
            <text:p><text:s/>51,751 <text:s/></text:p>
          </table:table-cell>
          <table:table-cell table:style-name="ce50" office:value-type="float" office:value="1436195.58666667" calcext:value-type="float">
            <text:p><text:s/>1,436,196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2941" calcext:value-type="float">
            <text:p><text:s/>322,941 <text:s/></text:p>
          </table:table-cell>
          <table:table-cell table:style-name="ce50" office:value-type="float" office:value="753812" calcext:value-type="float">
            <text:p><text:s/>753,812 <text:s/></text:p>
          </table:table-cell>
          <table:table-cell table:style-name="ce50" office:value-type="float" office:value="1209393.37169564" calcext:value-type="float">
            <text:p><text:s/>1,209,39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1751" calcext:value-type="float">
            <text:p><text:s/>51,751 <text:s/></text:p>
          </table:table-cell>
          <table:table-cell table:style-name="ce50" office:value-type="float" office:value="1436195.58666667" calcext:value-type="float">
            <text:p><text:s/>1,436,196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2070251.39047119" calcext:value-type="float">
            <text:p><text:s/>2,070,251 <text:s/></text:p>
          </table:table-cell>
          <table:table-cell table:style-name="ce57" office:value-type="float" office:value="28901167.0097168" calcext:value-type="float">
            <text:p><text:s/>28,901,167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2042783.93958719" calcext:value-type="float">
            <text:p><text:s/>2,042,784 <text:s/></text:p>
          </table:table-cell>
          <table:table-cell table:style-name="ce57" office:value-type="float" office:value="23391679.7934128" calcext:value-type="float">
            <text:p><text:s/>23,391,680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04667.203053" calcext:value-type="float">
            <text:p><text:s/>104,667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27467.450884" calcext:value-type="float">
            <text:p><text:s/>27,467 <text:s/></text:p>
          </table:table-cell>
          <table:table-cell table:style-name="ce57" office:value-type="float" office:value="5404820.013251" calcext:value-type="float">
            <text:p><text:s/>5,404,820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74.834887" calcext:value-type="float">
            <text:p><text:s/>75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74.834887" calcext:value-type="float">
            <text:p><text:s/>75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63" office:value-type="string" calcext:value-type="string" table:number-columns-spanned="12" table:number-rows-spanned="1">
            <text:p>說明 3：柴油轉變產出中包含生質柴油(即B100) 60 公秉，自103年5月5日起已停止摻配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column "diesel oil" consisted of 60 kiloliters of biodiesels (B100). It has no longer been blended with B100 since May 5, 2014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4：燃料油轉變產出含再生燃料油 46,510 公秉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fuel oil" consisted of 46,510 kiloliters of liquid biofuels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4" table:number-columns-spanned="12" table:number-rows-spanned="1"/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6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4.$A$1:.$AMJ$10" table:range-usable-as="repeat-column repeat-row"/>
        </table:named-expressions>
      </table:table>
      <table:table table:name="Page5" table:style-name="ta5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3" table:default-cell-style-name="ce16"/>
        <table:table-column table:style-name="co14" table:number-columns-repeated="2" table:default-cell-style-name="ce16"/>
        <table:table-column table:style-name="co13" table:number-columns-repeated="2" table:default-cell-style-name="ce16"/>
        <table:table-column table:style-name="co14" table:number-columns-repeated="4" table:default-cell-style-name="ce16"/>
        <table:table-column table:style-name="co6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3" table:number-rows-spanned="1">
              <text:p>能源平衡表－OECD能源統計格式（原始單位）</text:p>
            </table:table-cell>
            <table:covered-table-cell table:number-columns-repeated="12" table:style-name="ce17"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9年(西元2000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37" calcext:value-type="float">
              <text:p>37</text:p>
            </table:table-cell>
            <table:table-cell table:style-name="ce44" office:value-type="float" office:value="38" calcext:value-type="float">
              <text:p>38</text:p>
            </table:table-cell>
            <table:table-cell table:style-name="ce44" office:value-type="float" office:value="39" calcext:value-type="float">
              <text:p>39</text:p>
            </table:table-cell>
            <table:table-cell table:style-name="ce44" office:value-type="float" office:value="40" calcext:value-type="float">
              <text:p>40</text:p>
            </table:table-cell>
            <table:table-cell table:style-name="ce44" office:value-type="float" office:value="41" calcext:value-type="float">
              <text:p>41</text:p>
            </table:table-cell>
            <table:table-cell table:style-name="ce44" office:value-type="float" office:value="42" calcext:value-type="float">
              <text:p>42</text:p>
            </table:table-cell>
            <table:table-cell table:style-name="ce44" office:value-type="float" office:value="43" calcext:value-type="float">
              <text:p>43</text:p>
            </table:table-cell>
            <table:table-cell table:style-name="ce44" office:value-type="float" office:value="44" calcext:value-type="float">
              <text:p>44</text:p>
            </table:table-cell>
            <table:table-cell table:style-name="ce44" office:value-type="float" office:value="45" calcext:value-type="float">
              <text:p>45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天然氣合計</text:p>
            </table:table-cell>
            <table:table-cell table:style-name="ce45" office:value-type="string" calcext:value-type="string">
              <text:p>(自產)</text:p>
            </table:table-cell>
            <table:table-cell table:style-name="ce45" office:value-type="string" calcext:value-type="string">
              <text:p>(進口)</text:p>
            </table:table-cell>
            <table:table-cell table:style-name="ce45" office:value-type="string" calcext:value-type="string">
              <text:p>生質能及</text:p>
            </table:table-cell>
            <table:table-cell table:style-name="ce45" office:value-type="string" calcext:value-type="string">
              <text:p>生質能合計</text:p>
            </table:table-cell>
            <table:table-cell table:style-name="ce45" office:value-type="string" calcext:value-type="string">
              <text:p>固態生質能</text:p>
            </table:table-cell>
            <table:table-cell table:style-name="ce45" office:value-type="string" calcext:value-type="string">
              <text:p>液態生質能</text:p>
            </table:table-cell>
            <table:table-cell table:style-name="ce45" office:value-type="string" calcext:value-type="string">
              <text:p>氣態生質能</text:p>
            </table:table-cell>
            <table:table-cell table:style-name="ce45" office:value-type="string" calcext:value-type="string">
              <text:p>廢棄物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45" office:value-type="string" calcext:value-type="string">
              <text:p>天然氣</text:p>
            </table:table-cell>
            <table:table-cell table:style-name="ce45" office:value-type="string" calcext:value-type="string">
              <text:p>液化天然氣</text:p>
            </table:table-cell>
            <table:table-cell table:style-name="ce45" office:value-type="string" calcext:value-type="string">
              <text:p>廢棄物合計</text:p>
            </table:table-cell>
            <table:table-cell table:style-name="ce45" table:number-columns-repeated="3"/>
            <table:table-cell table:style-name="ce61"/>
            <table:table-cell table:style-name="ce45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(Indigenous)</text:p>
            </table:table-cell>
            <table:table-cell table:style-name="ce46" office:value-type="string" calcext:value-type="string">
              <text:p>(Imported)</text:p>
            </table:table-cell>
            <table:table-cell table:style-name="ce46" office:value-type="string" calcext:value-type="string">
              <text:p>Biomass and</text:p>
            </table:table-cell>
            <table:table-cell table:style-name="ce46" office:value-type="string" calcext:value-type="string">
              <text:p>Biomasss Total</text:p>
            </table:table-cell>
            <table:table-cell table:style-name="ce46" office:value-type="string" calcext:value-type="string">
              <text:p>Solid Biomass</text:p>
            </table:table-cell>
            <table:table-cell table:style-name="ce46" office:value-type="string" calcext:value-type="string">
              <text:p>Liguid Biomass</text:p>
            </table:table-cell>
            <table:table-cell table:style-name="ce46" office:value-type="string" calcext:value-type="string">
              <text:p>Biogas</text:p>
            </table:table-cell>
            <table:table-cell table:style-name="ce62" office:value-type="string" calcext:value-type="string">
              <text:p>Waste an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Total</text:p>
            </table:table-cell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LNG</text:p>
            </table:table-cell>
            <table:table-cell table:style-name="ce62" office:value-type="string" calcext:value-type="string">
              <text:p>Waste Total</text:p>
            </table:table-cell>
            <table:table-cell table:style-name="ce62" table:number-columns-repeated="3"/>
            <table:table-cell table:style-name="ce46"/>
            <table:table-cell table:style-name="ce62" office:value-type="string" calcext:value-type="string">
              <text:p>Other Non-Specifie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噸)</text:p>
            </table:table-cell>
            <table:table-cell table:number-columns-repeated="2" table:style-name="ce45" office:value-type="string" calcext:value-type="string">
              <text:p>(千立方公尺)</text:p>
            </table:table-cell>
            <table:table-cell table:number-columns-repeated="6"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MT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number-columns-repeated="6"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38-C39</text:p>
            </table:table-cell>
            <table:table-cell table:style-name="ce48" table:number-columns-repeated="2"/>
            <table:table-cell table:style-name="ce48" office:value-type="string" calcext:value-type="string">
              <text:p>C41+C45</text:p>
            </table:table-cell>
            <table:table-cell table:style-name="ce48" office:value-type="string" calcext:value-type="string">
              <text:p>C42-C44</text:p>
            </table:table-cell>
            <table:table-cell table:style-name="ce48" table:number-columns-repeated="4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502911.784511785" calcext:value-type="float">
            <text:p><text:s/>502,912 <text:s/></text:p>
          </table:table-cell>
          <table:table-cell table:style-name="ce49" office:value-type="float" office:value="746824" calcext:value-type="float">
            <text:p><text:s/>746,824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943551.263061111" calcext:value-type="float">
            <text:p><text:s/>943,551 <text:s/></text:p>
          </table:table-cell>
          <table:table-cell table:style-name="ce49" office:value-type="float" office:value="224492.67499" calcext:value-type="float">
            <text:p><text:s/>224,493 <text:s/></text:p>
          </table:table-cell>
          <table:table-cell table:style-name="ce49" office:value-type="float" office:value="208436.341" calcext:value-type="float">
            <text:p><text:s/>208,436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16056.33399" calcext:value-type="float">
            <text:p><text:s/>16,056 <text:s/></text:p>
          </table:table-cell>
          <table:table-cell table:style-name="ce49" office:value-type="float" office:value="719058.588071111" calcext:value-type="float">
            <text:p><text:s/>719,059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4395156.81818182" calcext:value-type="float">
            <text:p><text:s/>4,395,15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801607" calcext:value-type="float">
            <text:p><text:s/>5,801,60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179450.674747475" calcext:value-type="float">
            <text:p><text:s/>179,451 <text:s/></text:p>
          </table:table-cell>
          <table:table-cell table:style-name="ce50" office:value-type="float" office:value="-31857.873" calcext:value-type="float">
            <text:p><text:s/>-31,858 <text:s/></text:p>
          </table:table-cell>
          <table:table-cell table:style-name="ce50" office:value-type="float" office:value="265193" calcext:value-type="float">
            <text:p><text:s/>265,19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4718617.92794613" calcext:value-type="float">
            <text:p><text:s/>4,718,618 <text:s/></text:p>
          </table:table-cell>
          <table:table-cell table:style-name="ce51" office:value-type="float" office:value="778681.873" calcext:value-type="float">
            <text:p><text:s/>778,682 <text:s/></text:p>
          </table:table-cell>
          <table:table-cell table:style-name="ce51" office:value-type="float" office:value="5536414" calcext:value-type="float">
            <text:p><text:s/>5,536,414 <text:s/></text:p>
          </table:table-cell>
          <table:table-cell table:style-name="ce51" office:value-type="float" office:value="943551.263061111" calcext:value-type="float">
            <text:p><text:s/>943,551 <text:s/></text:p>
          </table:table-cell>
          <table:table-cell table:style-name="ce51" office:value-type="float" office:value="224492.67499" calcext:value-type="float">
            <text:p><text:s/>224,493 <text:s/></text:p>
          </table:table-cell>
          <table:table-cell table:style-name="ce51" office:value-type="float" office:value="208436.341" calcext:value-type="float">
            <text:p><text:s/>208,436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6056.33399" calcext:value-type="float">
            <text:p><text:s/>16,056 <text:s/></text:p>
          </table:table-cell>
          <table:table-cell table:style-name="ce51" office:value-type="float" office:value="719058.588071111" calcext:value-type="float">
            <text:p><text:s/>719,05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4435279.54545455" calcext:value-type="float">
            <text:p><text:s/>4,435,28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854569" calcext:value-type="float">
            <text:p><text:s/>5,854,56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0.0000000000198" calcext:value-type="float">
            <text:p><text:s/>0 <text:s/></text:p>
          </table:table-cell>
          <table:table-cell table:number-columns-repeated="2" table:style-name="ce51" office:value-type="float" office:value="0.0000000000048" calcext:value-type="float">
            <text:p><text:s/>0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0.000000000015" calcext:value-type="float">
            <text:p><text:s/>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2845795.818935" calcext:value-type="float">
            <text:p><text:s/>2,845,796 <text:s/></text:p>
          </table:table-cell>
          <table:table-cell table:style-name="ce50" office:value-type="float" office:value="179760.6849225" calcext:value-type="float">
            <text:p><text:s/>179,761 <text:s/></text:p>
          </table:table-cell>
          <table:table-cell table:style-name="ce50" office:value-type="float" office:value="3596663.20550754" calcext:value-type="float">
            <text:p><text:s/>3,596,663 <text:s/></text:p>
          </table:table-cell>
          <table:table-cell table:style-name="ce50" office:value-type="float" office:value="649974.972786666" calcext:value-type="float">
            <text:p><text:s/>649,975 <text:s/></text:p>
          </table:table-cell>
          <table:table-cell table:style-name="ce50" office:value-type="float" office:value="74447.8197972247" calcext:value-type="float">
            <text:p><text:s/>74,448 <text:s/></text:p>
          </table:table-cell>
          <table:table-cell table:style-name="ce50" office:value-type="float" office:value="61602.7526052247" calcext:value-type="float">
            <text:p><text:s/>61,60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845.067192" calcext:value-type="float">
            <text:p><text:s/>12,845 <text:s/></text:p>
          </table:table-cell>
          <table:table-cell table:style-name="ce50" office:value-type="float" office:value="575527.152989441" calcext:value-type="float">
            <text:p><text:s/>575,52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2699792.42424242" calcext:value-type="float">
            <text:p><text:s/>2,699,792 <text:s/></text:p>
          </table:table-cell>
          <table:table-cell table:style-name="ce50" office:value-type="float" office:value="63774" calcext:value-type="float">
            <text:p><text:s/>63,774 <text:s/></text:p>
          </table:table-cell>
          <table:table-cell table:style-name="ce50" office:value-type="float" office:value="3507038" calcext:value-type="float">
            <text:p><text:s/>3,507,03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76172.9784511785" calcext:value-type="float">
            <text:p><text:s/>76,173 <text:s/></text:p>
          </table:table-cell>
          <table:table-cell table:style-name="ce50" office:value-type="float" office:value="113116.873" calcext:value-type="float">
            <text:p><text:s/>113,11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69830.4162414024" calcext:value-type="float">
            <text:p><text:s/>69,830 <text:s/></text:p>
          </table:table-cell>
          <table:table-cell table:style-name="ce51" office:value-type="float" office:value="2869.8119225" calcext:value-type="float">
            <text:p><text:s/>2,870 <text:s/></text:p>
          </table:table-cell>
          <table:table-cell table:style-name="ce51" office:value-type="float" office:value="89625.20550754" calcext:value-type="float">
            <text:p><text:s/>89,625 <text:s/></text:p>
          </table:table-cell>
          <table:table-cell table:style-name="ce51" office:value-type="float" office:value="649974.972786666" calcext:value-type="float">
            <text:p><text:s/>649,975 <text:s/></text:p>
          </table:table-cell>
          <table:table-cell table:style-name="ce51" office:value-type="float" office:value="74447.8197972247" calcext:value-type="float">
            <text:p><text:s/>74,448 <text:s/></text:p>
          </table:table-cell>
          <table:table-cell table:style-name="ce51" office:value-type="float" office:value="61602.7526052247" calcext:value-type="float">
            <text:p><text:s/>61,603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2845.067192" calcext:value-type="float">
            <text:p><text:s/>12,845 <text:s/></text:p>
          </table:table-cell>
          <table:table-cell table:style-name="ce51" office:value-type="float" office:value="575527.152989441" calcext:value-type="float">
            <text:p><text:s/>575,52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4396076.43097643" calcext:value-type="float">
            <text:p><text:s/>4,396,076 <text:s/></text:p>
          </table:table-cell>
          <table:table-cell table:style-name="ce50" office:value-type="float" office:value="891811" calcext:value-type="float">
            <text:p><text:s/>891,811 <text:s/></text:p>
          </table:table-cell>
          <table:table-cell table:style-name="ce50" office:value-type="float" office:value="5010100" calcext:value-type="float">
            <text:p><text:s/>5,010,10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4396076.43097643" calcext:value-type="float">
            <text:p><text:s/>4,396,076 <text:s/></text:p>
          </table:table-cell>
          <table:table-cell table:style-name="ce51" office:value-type="float" office:value="891811" calcext:value-type="float">
            <text:p><text:s/>891,811 <text:s/></text:p>
          </table:table-cell>
          <table:table-cell table:style-name="ce51" office:value-type="float" office:value="5010100" calcext:value-type="float">
            <text:p><text:s/>5,010,100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506318.874823432" calcext:value-type="float">
            <text:p><text:s/>506,319 <text:s/></text:p>
          </table:table-cell>
          <table:table-cell table:style-name="ce50" office:value-type="float" office:value="96714.144" calcext:value-type="float">
            <text:p><text:s/>96,714 <text:s/></text:p>
          </table:table-cell>
          <table:table-cell table:style-name="ce50" office:value-type="float" office:value="582372.78676693" calcext:value-type="float">
            <text:p><text:s/>582,37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449963.222298179" calcext:value-type="float">
            <text:p><text:s/>449,963 <text:s/></text:p>
          </table:table-cell>
          <table:table-cell table:style-name="ce50" office:value-type="float" office:value="13026" calcext:value-type="float">
            <text:p><text:s/>13,026 <text:s/></text:p>
          </table:table-cell>
          <table:table-cell table:style-name="ce50" office:value-type="float" office:value="582372.78676693" calcext:value-type="float">
            <text:p><text:s/>582,37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style-name="ce50" office:value-type="float" office:value="56355.6525252525" calcext:value-type="float">
            <text:p><text:s/>56,356 <text:s/></text:p>
          </table:table-cell>
          <table:table-cell table:style-name="ce50" office:value-type="float" office:value="83688.144" calcext:value-type="float">
            <text:p><text:s/>83,68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327300.11970958" calcext:value-type="float">
            <text:p><text:s/>1,327,300 <text:s/></text:p>
          </table:table-cell>
          <table:table-cell table:style-name="ce52" office:value-type="float" office:value="1394018.0440775" calcext:value-type="float">
            <text:p><text:s/>1,394,018 <text:s/></text:p>
          </table:table-cell>
          <table:table-cell table:style-name="ce52" office:value-type="float" office:value="512909.00772553" calcext:value-type="float">
            <text:p><text:s/>512,909 <text:s/></text:p>
          </table:table-cell>
          <table:table-cell table:style-name="ce52" office:value-type="float" office:value="293576.290274445" calcext:value-type="float">
            <text:p><text:s/>293,576 <text:s/></text:p>
          </table:table-cell>
          <table:table-cell table:style-name="ce52" office:value-type="float" office:value="150044.855192775" calcext:value-type="float">
            <text:p><text:s/>150,045 <text:s/></text:p>
          </table:table-cell>
          <table:table-cell table:style-name="ce52" office:value-type="float" office:value="146833.588394775" calcext:value-type="float">
            <text:p><text:s/>146,834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3211.266798" calcext:value-type="float">
            <text:p><text:s/>3,211 <text:s/></text:p>
          </table:table-cell>
          <table:table-cell table:style-name="ce52" office:value-type="float" office:value="143531.43508167" calcext:value-type="float">
            <text:p><text:s/>143,531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300009.88401934" calcext:value-type="float">
            <text:p><text:s/>1,300,010 <text:s/></text:p>
          </table:table-cell>
          <table:table-cell table:style-name="ce52" office:value-type="float" office:value="1353492.0440775" calcext:value-type="float">
            <text:p><text:s/>1,353,492 <text:s/></text:p>
          </table:table-cell>
          <table:table-cell table:style-name="ce52" office:value-type="float" office:value="512909.00772553" calcext:value-type="float">
            <text:p><text:s/>512,909 <text:s/></text:p>
          </table:table-cell>
          <table:table-cell table:style-name="ce52" office:value-type="float" office:value="293576.290274445" calcext:value-type="float">
            <text:p><text:s/>293,576 <text:s/></text:p>
          </table:table-cell>
          <table:table-cell table:style-name="ce52" office:value-type="float" office:value="150044.855192775" calcext:value-type="float">
            <text:p><text:s/>150,045 <text:s/></text:p>
          </table:table-cell>
          <table:table-cell table:style-name="ce52" office:value-type="float" office:value="146833.588394775" calcext:value-type="float">
            <text:p><text:s/>146,834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3211.266798" calcext:value-type="float">
            <text:p><text:s/>3,211 <text:s/></text:p>
          </table:table-cell>
          <table:table-cell table:style-name="ce52" office:value-type="float" office:value="143531.43508167" calcext:value-type="float">
            <text:p><text:s/>143,53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620266.836207893" calcext:value-type="float">
            <text:p><text:s/>620,267 <text:s/></text:p>
          </table:table-cell>
          <table:table-cell table:style-name="ce50" office:value-type="float" office:value="430170.9930775" calcext:value-type="float">
            <text:p><text:s/>430,171 <text:s/></text:p>
          </table:table-cell>
          <table:table-cell table:style-name="ce50" office:value-type="float" office:value="436378.00772553" calcext:value-type="float">
            <text:p><text:s/>436,378 <text:s/></text:p>
          </table:table-cell>
          <table:table-cell table:style-name="ce50" office:value-type="float" office:value="293576.290274445" calcext:value-type="float">
            <text:p><text:s/>293,576 <text:s/></text:p>
          </table:table-cell>
          <table:table-cell table:style-name="ce50" office:value-type="float" office:value="150044.855192775" calcext:value-type="float">
            <text:p><text:s/>150,045 <text:s/></text:p>
          </table:table-cell>
          <table:table-cell table:style-name="ce50" office:value-type="float" office:value="146833.588394775" calcext:value-type="float">
            <text:p><text:s/>146,83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211.266798" calcext:value-type="float">
            <text:p><text:s/>3,211 <text:s/></text:p>
          </table:table-cell>
          <table:table-cell table:style-name="ce50" office:value-type="float" office:value="143531.43508167" calcext:value-type="float">
            <text:p><text:s/>143,53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21758.9178973064" calcext:value-type="float">
            <text:p><text:s/>21,759 <text:s/></text:p>
          </table:table-cell>
          <table:table-cell table:style-name="ce50" office:value-type="float" office:value="32311.9930775" calcext:value-type="float">
            <text:p><text:s/>32,31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21450.5892255892" calcext:value-type="float">
            <text:p><text:s/>21,451 <text:s/></text:p>
          </table:table-cell>
          <table:table-cell table:style-name="ce50" office:value-type="float" office:value="28937" calcext:value-type="float">
            <text:p><text:s/>28,937 <text:s/></text:p>
          </table:table-cell>
          <table:table-cell table:style-name="ce50" office:value-type="float" office:value="2593" calcext:value-type="float">
            <text:p><text:s/>2,59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3592.59259259259" calcext:value-type="float">
            <text:p><text:s/>3,593 <text:s/></text:p>
          </table:table-cell>
          <table:table-cell table:style-name="ce50" office:value-type="float" office:value="5335" calcext:value-type="float">
            <text:p><text:s/>5,335 <text:s/></text:p>
          </table:table-cell>
          <table:table-cell table:style-name="ce50" office:value-type="float" office:value="0" calcext:value-type="float">
            <text:p/>
          </table:table-cell>
          <table:table-cell table:number-columns-repeated="3" table:style-name="ce50" office:value-type="float" office:value="146833.588394775" calcext:value-type="float">
            <text:p><text:s/>146,83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60390.1573678258" calcext:value-type="float">
            <text:p><text:s/>60,39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9715.00772553" calcext:value-type="float">
            <text:p><text:s/>79,715 <text:s/></text:p>
          </table:table-cell>
          <table:table-cell table:style-name="ce50" office:value-type="float" office:value="29.7646140053333" calcext:value-type="float">
            <text:p><text:s/>3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9.7646140053333" calcext:value-type="float">
            <text:p><text:s/>3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59909.8543375227" calcext:value-type="float">
            <text:p><text:s/>59,91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9081.00772553" calcext:value-type="float">
            <text:p><text:s/>79,081 <text:s/></text:p>
          </table:table-cell>
          <table:table-cell table:style-name="ce50" office:value-type="float" office:value="29.7646140053333" calcext:value-type="float">
            <text:p><text:s/>3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9.7646140053333" calcext:value-type="float">
            <text:p><text:s/>3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9.7646140053333" calcext:value-type="float">
            <text:p>( 30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29.7646140053333" calcext:value-type="float">
            <text:p>( 30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59909.8543375227" calcext:value-type="float">
            <text:p>( 59,910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79081.00772553" calcext:value-type="float">
            <text:p>( 79,081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480.30303030303" calcext:value-type="float">
            <text:p><text:s/>480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634" calcext:value-type="float">
            <text:p><text:s/>634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3999.3265993266" calcext:value-type="float">
            <text:p><text:s/>3,999 <text:s/></text:p>
          </table:table-cell>
          <table:table-cell table:style-name="ce50" office:value-type="float" office:value="5939" calcext:value-type="float">
            <text:p><text:s/>5,93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3791.66666666667" calcext:value-type="float">
            <text:p><text:s/>3,79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005" calcext:value-type="float">
            <text:p><text:s/>5,00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6753.11447811448" calcext:value-type="float">
            <text:p><text:s/>6,753 <text:s/></text:p>
          </table:table-cell>
          <table:table-cell table:style-name="ce54" office:value-type="float" office:value="1007" calcext:value-type="float">
            <text:p><text:s/>1,007 <text:s/></text:p>
          </table:table-cell>
          <table:table-cell table:style-name="ce54" office:value-type="float" office:value="8019" calcext:value-type="float">
            <text:p><text:s/>8,019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80053.282828283" calcext:value-type="float">
            <text:p><text:s/>180,053 <text:s/></text:p>
          </table:table-cell>
          <table:table-cell table:style-name="ce50" office:value-type="float" office:value="234654" calcext:value-type="float">
            <text:p><text:s/>234,654 <text:s/></text:p>
          </table:table-cell>
          <table:table-cell table:style-name="ce50" office:value-type="float" office:value="29089" calcext:value-type="float">
            <text:p><text:s/>29,08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80053.282828283" calcext:value-type="float">
            <text:p><text:s/>180,053 <text:s/></text:p>
          </table:table-cell>
          <table:table-cell table:style-name="ce50" office:value-type="float" office:value="234654" calcext:value-type="float">
            <text:p><text:s/>234,654 <text:s/></text:p>
          </table:table-cell>
          <table:table-cell table:style-name="ce50" office:value-type="float" office:value="29089" calcext:value-type="float">
            <text:p><text:s/>29,08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65235.6902356902" calcext:value-type="float">
            <text:p>( 65,236 <text:s/>)</text:p>
          </table:table-cell>
          <table:table-cell table:style-name="ce53" office:value-type="float" office:value="96875" calcext:value-type="float">
            <text:p>( 96,875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42927.9461279461" calcext:value-type="float">
            <text:p>( 42,928 <text:s/>)</text:p>
          </table:table-cell>
          <table:table-cell table:style-name="ce55" office:value-type="float" office:value="63748" calcext:value-type="float">
            <text:p>( 63,748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31902.02020202" calcext:value-type="float">
            <text:p><text:s/>131,902 <text:s/></text:p>
          </table:table-cell>
          <table:table-cell table:style-name="ce50" office:value-type="float" office:value="9057" calcext:value-type="float">
            <text:p><text:s/>9,057 <text:s/></text:p>
          </table:table-cell>
          <table:table-cell table:style-name="ce50" office:value-type="float" office:value="166060" calcext:value-type="float">
            <text:p><text:s/>166,06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29337.037037037" calcext:value-type="float">
            <text:p><text:s/>129,337 <text:s/></text:p>
          </table:table-cell>
          <table:table-cell table:style-name="ce50" office:value-type="float" office:value="5248" calcext:value-type="float">
            <text:p><text:s/>5,248 <text:s/></text:p>
          </table:table-cell>
          <table:table-cell table:style-name="ce50" office:value-type="float" office:value="166060" calcext:value-type="float">
            <text:p><text:s/>166,06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2564.98316498316" calcext:value-type="float">
            <text:p><text:s/>2,565 <text:s/></text:p>
          </table:table-cell>
          <table:table-cell table:style-name="ce50" office:value-type="float" office:value="3809" calcext:value-type="float">
            <text:p><text:s/>3,80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15439.0572390572" calcext:value-type="float">
            <text:p><text:s/>15,439 <text:s/></text:p>
          </table:table-cell>
          <table:table-cell table:style-name="ce50" office:value-type="float" office:value="10048" calcext:value-type="float">
            <text:p><text:s/>10,048 <text:s/></text:p>
          </table:table-cell>
          <table:table-cell table:style-name="ce50" office:value-type="float" office:value="11448" calcext:value-type="float">
            <text:p><text:s/>11,44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1322.55892255892" calcext:value-type="float">
            <text:p><text:s/>1,323 <text:s/></text:p>
          </table:table-cell>
          <table:table-cell table:style-name="ce54" office:value-type="float" office:value="1964" calcext:value-type="float">
            <text:p><text:s/>1,964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145608.501683502" calcext:value-type="float">
            <text:p><text:s/>145,609 <text:s/></text:p>
          </table:table-cell>
          <table:table-cell table:style-name="ce50" office:value-type="float" office:value="88477" calcext:value-type="float">
            <text:p><text:s/>88,477 <text:s/></text:p>
          </table:table-cell>
          <table:table-cell table:style-name="ce50" office:value-type="float" office:value="113557" calcext:value-type="float">
            <text:p><text:s/>113,55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23098.6531986532" calcext:value-type="float">
            <text:p><text:s/>23,099 <text:s/></text:p>
          </table:table-cell>
          <table:table-cell table:style-name="ce50" office:value-type="float" office:value="10798" calcext:value-type="float">
            <text:p><text:s/>10,798 <text:s/></text:p>
          </table:table-cell>
          <table:table-cell table:style-name="ce50" office:value-type="float" office:value="20892" calcext:value-type="float">
            <text:p><text:s/>20,89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1106.39730639731" calcext:value-type="float">
            <text:p><text:s/>1,106 <text:s/></text:p>
          </table:table-cell>
          <table:table-cell table:style-name="ce50" office:value-type="float" office:value="1643" calcext:value-type="float">
            <text:p><text:s/>1,64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6712.937265664" calcext:value-type="float">
            <text:p><text:s/>146,713 <text:s/></text:p>
          </table:table-cell>
          <table:table-cell table:style-name="ce50" office:value-type="float" office:value="3211.266798" calcext:value-type="float">
            <text:p><text:s/>3,21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211.266798" calcext:value-type="float">
            <text:p><text:s/>3,211 <text:s/></text:p>
          </table:table-cell>
          <table:table-cell table:style-name="ce50" office:value-type="float" office:value="143501.670467664" calcext:value-type="float">
            <text:p><text:s/>143,50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151218.216161616" calcext:value-type="float">
            <text:p><text:s/>151,218 <text:s/></text:p>
          </table:table-cell>
          <table:table-cell table:style-name="ce50" office:value-type="float" office:value="182034.051" calcext:value-type="float">
            <text:p><text:s/>182,034 <text:s/></text:p>
          </table:table-cell>
          <table:table-cell table:style-name="ce50" office:value-type="float" office:value="37800" calcext:value-type="float">
            <text:p><text:s/>37,80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123689.175757576" calcext:value-type="float">
            <text:p><text:s/>123,689 <text:s/></text:p>
          </table:table-cell>
          <table:table-cell table:style-name="ce50" office:value-type="float" office:value="155721.051" calcext:value-type="float">
            <text:p><text:s/>155,721 <text:s/></text:p>
          </table:table-cell>
          <table:table-cell table:style-name="ce50" office:value-type="float" office:value="24851" calcext:value-type="float">
            <text:p><text:s/>24,85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25571.0437710438" calcext:value-type="float">
            <text:p><text:s/>25,571 <text:s/></text:p>
          </table:table-cell>
          <table:table-cell table:style-name="ce50" office:value-type="float" office:value="23717" calcext:value-type="float">
            <text:p><text:s/>23,717 <text:s/></text:p>
          </table:table-cell>
          <table:table-cell table:style-name="ce50" office:value-type="float" office:value="12672" calcext:value-type="float">
            <text:p><text:s/>12,67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1957.99663299663" calcext:value-type="float">
            <text:p><text:s/>1,958 <text:s/></text:p>
          </table:table-cell>
          <table:table-cell table:style-name="ce51" office:value-type="float" office:value="2596" calcext:value-type="float">
            <text:p><text:s/>2,596 <text:s/></text:p>
          </table:table-cell>
          <table:table-cell table:style-name="ce51" office:value-type="float" office:value="277" calcext:value-type="float">
            <text:p><text:s/>277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528524.831649832" calcext:value-type="float">
            <text:p><text:s/>528,525 <text:s/></text:p>
          </table:table-cell>
          <table:table-cell table:style-name="ce52" office:value-type="float" office:value="741287" calcext:value-type="float">
            <text:p><text:s/>741,287 <text:s/></text:p>
          </table:table-cell>
          <table:table-cell table:style-name="ce52" office:value-type="float" office:value="38731" calcext:value-type="float">
            <text:p><text:s/>38,731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27290.2356902357" calcext:value-type="float">
            <text:p><text:s/>27,290 <text:s/></text:p>
          </table:table-cell>
          <table:table-cell table:style-name="ce50" office:value-type="float" office:value="40526" calcext:value-type="float">
            <text:p><text:s/>40,52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27290.2356902357" calcext:value-type="float">
            <text:p><text:s/>27,290 <text:s/></text:p>
          </table:table-cell>
          <table:table-cell table:style-name="ce50" office:value-type="float" office:value="40526" calcext:value-type="float">
            <text:p><text:s/>40,52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17658178.49816" calcext:value-type="float">
            <text:p><text:s/>17,658,178 <text:s/></text:p>
          </table:table-cell>
          <table:table-cell table:style-name="ce57" office:value-type="float" office:value="876335.099932989" calcext:value-type="float">
            <text:p><text:s/>876,335 <text:s/></text:p>
          </table:table-cell>
          <table:table-cell table:style-name="ce57" office:value-type="float" office:value="16781843.398227" calcext:value-type="float">
            <text:p><text:s/>16,781,843 <text:s/></text:p>
          </table:table-cell>
          <table:table-cell table:style-name="ce57" office:value-type="float" office:value="1792723.943708" calcext:value-type="float">
            <text:p><text:s/>1,792,724 <text:s/></text:p>
          </table:table-cell>
          <table:table-cell table:style-name="ce57" office:value-type="float" office:value="302016.780675" calcext:value-type="float">
            <text:p><text:s/>302,017 <text:s/></text:p>
          </table:table-cell>
          <table:table-cell table:style-name="ce57" office:value-type="float" office:value="255340.780675" calcext:value-type="float">
            <text:p><text:s/>255,341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46676" calcext:value-type="float">
            <text:p><text:s/>46,676 <text:s/></text:p>
          </table:table-cell>
          <table:table-cell table:style-name="ce57" office:value-type="float" office:value="1490707.163033" calcext:value-type="float">
            <text:p><text:s/>1,490,707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16580342.67" calcext:value-type="float">
            <text:p><text:s/>16,580,343 <text:s/></text:p>
          </table:table-cell>
          <table:table-cell table:style-name="ce57" office:value-type="float" office:value="265373.099932989" calcext:value-type="float">
            <text:p><text:s/>265,373 <text:s/></text:p>
          </table:table-cell>
          <table:table-cell table:style-name="ce57" office:value-type="float" office:value="16314969.570067" calcext:value-type="float">
            <text:p><text:s/>16,314,970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582381" calcext:value-type="float">
            <text:p><text:s/>582,381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495454.82816" calcext:value-type="float">
            <text:p><text:s/>495,455 <text:s/></text:p>
          </table:table-cell>
          <table:table-cell table:style-name="ce57" office:value-type="float" office:value="28581" calcext:value-type="float">
            <text:p><text:s/>28,581 <text:s/></text:p>
          </table:table-cell>
          <table:table-cell table:style-name="ce57" office:value-type="float" office:value="466873.82816" calcext:value-type="float">
            <text:p><text:s/>466,874 <text:s/></text:p>
          </table:table-cell>
          <table:table-cell table:style-name="ce57" office:value-type="float" office:value="1792723.943708" calcext:value-type="float">
            <text:p><text:s/>1,792,724 <text:s/></text:p>
          </table:table-cell>
          <table:table-cell table:style-name="ce57" office:value-type="float" office:value="302016.780675" calcext:value-type="float">
            <text:p><text:s/>302,017 <text:s/></text:p>
          </table:table-cell>
          <table:table-cell table:style-name="ce57" office:value-type="float" office:value="255340.780675" calcext:value-type="float">
            <text:p><text:s/>255,341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46676" calcext:value-type="float">
            <text:p><text:s/>46,676 <text:s/></text:p>
          </table:table-cell>
          <table:table-cell table:style-name="ce57" office:value-type="float" office:value="1490707.163033" calcext:value-type="float">
            <text:p><text:s/>1,490,707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5：在消費端之自產天然氣即天然氣(1), 進口液化天然氣即天然氣(2)。</text:p>
          </table:table-cell>
          <table:covered-table-cell table:number-columns-repeated="11" table:style-name="ce63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Consumption data of domestic NG is the data of NG (1), that of imported LNG is the data of NG (2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5" office:value-type="string" calcext:value-type="string" table:number-columns-spanned="12" table:number-rows-spanned="1">
            <text:p>　　 6：天然氣合計(公噸)=自產天然氣(立方公尺)*8,000/9,000(熱值換算為液化天然氣當量)/1.32(換算為公噸)+液化天然氣(立方公尺)/1.32(換算為公噸)。</text:p>
          </table:table-cell>
          <table:covered-table-cell table:number-columns-repeated="11" table:style-name="ce65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Natural Gas Total(MT)=NG(10M3) *8,000/9,000( converted to the equivalent heat content of LNG ) /1.32(converted to MT)+LNG(10M3)/1.32( converted to MT 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 table:number-rows-repeated="7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5.$A$1:.$AMJ$10" table:range-usable-as="repeat-column repeat-row"/>
        </table:named-expressions>
      </table:table>
      <table:table table:name="Page6" table:style-name="ta6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7" table:number-columns-repeated="6" table:default-cell-style-name="ce16"/>
        <table:table-column table:style-name="co2" table:default-cell-style-name="ce16"/>
        <table:table-column table:style-name="co9" table:number-columns-repeated="1014" table:default-cell-style-name="ce16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原始單位）</text:p>
            </table:table-cell>
            <table:covered-table-cell table:number-columns-repeated="8" table:style-name="ce17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9年(西元2000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46" calcext:value-type="float">
              <text:p>46</text:p>
            </table:table-cell>
            <table:table-cell table:style-name="ce44" office:value-type="float" office:value="47" calcext:value-type="float">
              <text:p>47</text:p>
            </table:table-cell>
            <table:table-cell table:style-name="ce44" office:value-type="float" office:value="48" calcext:value-type="float">
              <text:p>48</text:p>
            </table:table-cell>
            <table:table-cell table:style-name="ce44" office:value-type="float" office:value="49" calcext:value-type="float">
              <text:p>49</text:p>
            </table:table-cell>
            <table:table-cell table:style-name="ce44" office:value-type="float" office:value="50" calcext:value-type="float">
              <text:p>50</text:p>
            </table:table-cell>
            <table:table-cell table:style-name="ce44" office:value-type="float" office:value="51" calcext:value-type="float">
              <text:p>51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核能</text:p>
            </table:table-cell>
            <table:table-cell table:style-name="ce45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45" office:value-type="string" calcext:value-type="string">
              <text:p>風力</text:p>
            </table:table-cell>
            <table:table-cell table:style-name="ce45" office:value-type="string" calcext:value-type="string">
              <text:p>電力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2"/>
            <table:table-cell table:style-name="ce59" table:number-columns-repeated="2"/>
            <table:table-cell table:style-name="ce45" table:number-columns-repeated="2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uclear</text:p>
            </table:table-cell>
            <table:table-cell table:style-name="ce46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46" office:value-type="string" calcext:value-type="string">
              <text:p>Wind</text:p>
            </table:table-cell>
            <table:table-cell table:style-name="ce46" office:value-type="string" calcext:value-type="string">
              <text:p>Electricity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/>
            <table:table-cell table:style-name="ce59"/>
            <table:table-cell table:style-name="ce62" table:number-columns-repeated="4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2" table:style-name="ce45" office:value-type="string" calcext:value-type="string">
              <text:p>(千度)</text:p>
            </table:table-cell>
            <table:table-cell table:number-columns-repeated="4" table:style-name="ce61" office:value-type="string" calcext:value-type="string">
              <text:p>(千度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6" table:style-name="ce47" office:value-type="string" calcext:value-type="string">
              <text:p>(MWh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6"/>
            <table:table-cell table:style-name="ce59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4559980.352" calcext:value-type="float">
            <text:p><text:s/>4,559,980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120" calcext:value-type="float">
            <text:p><text:s/>120 <text:s/></text:p>
          </table:table-cell>
          <table:table-cell table:style-name="ce49" office:value-type="float" office:value="1382.86" calcext:value-type="float">
            <text:p><text:s/>1,383 <text:s/></text:p>
          </table:table-cell>
          <table:table-cell table:style-name="ce49" office:value-type="float" office:value="0" calcext:value-type="float">
            <text:p/>
          </table:table-cell>
          <table:table-cell table:style-name="ce43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38502790.52" calcext:value-type="float">
            <text:p><text:s/>38,502,79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38502790.52" calcext:value-type="float">
            <text:p><text:s/>38,502,791 <text:s/></text:p>
          </table:table-cell>
          <table:table-cell table:style-name="ce51" office:value-type="float" office:value="4559980.352" calcext:value-type="float">
            <text:p><text:s/>4,559,980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20" calcext:value-type="float">
            <text:p><text:s/>120 <text:s/></text:p>
          </table:table-cell>
          <table:table-cell table:style-name="ce51" office:value-type="float" office:value="1382.86" calcext:value-type="float">
            <text:p><text:s/>1,383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80736.782253" calcext:value-type="float">
            <text:p><text:s/>80,737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38502790.52" calcext:value-type="float">
            <text:p><text:s/>38,502,791 <text:s/></text:p>
          </table:table-cell>
          <table:table-cell table:style-name="ce50" office:value-type="float" office:value="8870138.452" calcext:value-type="float">
            <text:p><text:s/>8,870,13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0" calcext:value-type="float">
            <text:p><text:s/>120 <text:s/></text:p>
          </table:table-cell>
          <table:table-cell table:style-name="ce50" office:value-type="float" office:value="1382.86" calcext:value-type="float">
            <text:p><text:s/>1,38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38502790.52" calcext:value-type="float">
            <text:p><text:s/>38,502,791 <text:s/></text:p>
          </table:table-cell>
          <table:table-cell table:style-name="ce50" office:value-type="float" office:value="8870138.452" calcext:value-type="float">
            <text:p><text:s/>8,870,13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0" calcext:value-type="float">
            <text:p><text:s/>120 <text:s/></text:p>
          </table:table-cell>
          <table:table-cell table:style-name="ce50" office:value-type="float" office:value="1382.86" calcext:value-type="float">
            <text:p><text:s/>1,38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310158.1" calcext:value-type="float">
            <text:p><text:s/>4,310,15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4840786.498" calcext:value-type="float">
            <text:p><text:s/>184,840,786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310158.1" calcext:value-type="float">
            <text:p><text:s/>4,310,15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4840786.498" calcext:value-type="float">
            <text:p><text:s/>184,840,786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476272.975" calcext:value-type="float">
            <text:p><text:s/>16,476,273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623.225" calcext:value-type="float">
            <text:p><text:s/>3,623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2387.968" calcext:value-type="float">
            <text:p><text:s/>32,388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187578.682" calcext:value-type="float">
            <text:p><text:s/>3,187,579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558615.105" calcext:value-type="float">
            <text:p><text:s/>7,558,615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647517" calcext:value-type="float">
            <text:p><text:s/>4,647,517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53572.428" calcext:value-type="float">
            <text:p><text:s/>553,572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492978.567" calcext:value-type="float">
            <text:p><text:s/>492,979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8256676.102747" calcext:value-type="float">
            <text:p><text:s/>8,256,676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160027100.638" calcext:value-type="float">
            <text:p><text:s/>160,027,101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160027100.638" calcext:value-type="float">
            <text:p><text:s/>160,027,10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7866480.9" calcext:value-type="float">
            <text:p><text:s/>87,866,48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82876.129" calcext:value-type="float">
            <text:p><text:s/>282,87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203310.776" calcext:value-type="float">
            <text:p><text:s/>3,203,31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053620.208" calcext:value-type="float">
            <text:p><text:s/>9,053,62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22985.186" calcext:value-type="float">
            <text:p><text:s/>322,98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40251.972" calcext:value-type="float">
            <text:p><text:s/>540,25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820017.764" calcext:value-type="float">
            <text:p><text:s/>3,820,01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03059.46" calcext:value-type="float">
            <text:p><text:s/>403,05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812839.807" calcext:value-type="float">
            <text:p><text:s/>19,812,84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902857.99" calcext:value-type="float">
            <text:p><text:s/>8,902,85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51278.052" calcext:value-type="float">
            <text:p>( 151,278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7220671.075" calcext:value-type="float">
            <text:p>( 7,220,671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648205.637" calcext:value-type="float">
            <text:p><text:s/>7,648,20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934696.618" calcext:value-type="float">
            <text:p><text:s/>2,934,697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327079.562" calcext:value-type="float">
            <text:p><text:s/>327,08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512608.701" calcext:value-type="float">
            <text:p><text:s/>2,512,60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34004.298" calcext:value-type="float">
            <text:p><text:s/>834,004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3712452.662" calcext:value-type="float">
            <text:p><text:s/>3,712,45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179832.237" calcext:value-type="float">
            <text:p><text:s/>4,179,83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198140.348" calcext:value-type="float">
            <text:p><text:s/>2,198,14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81691.889" calcext:value-type="float">
            <text:p><text:s/>1,981,69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441305.957" calcext:value-type="float">
            <text:p>( 441,306 <text:s/>)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5" table:style-name="ce55" office:value-type="float" office:value="0" calcext:value-type="float">
            <text:p/>
          </table:table-cell>
          <table:table-cell table:style-name="ce55" office:value-type="float" office:value="702108.272" calcext:value-type="float">
            <text:p>( 702,108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751553.005" calcext:value-type="float">
            <text:p><text:s/>12,751,55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732524.693" calcext:value-type="float">
            <text:p><text:s/>11,732,52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19028.312" calcext:value-type="float">
            <text:p><text:s/>1,019,02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557283.666" calcext:value-type="float">
            <text:p>( 557,284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486106.855" calcext:value-type="float">
            <text:p><text:s/>4,486,107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1333997.086" calcext:value-type="float">
            <text:p><text:s/>1,333,99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303840.435" calcext:value-type="float">
            <text:p><text:s/>15,303,84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9081002.669" calcext:value-type="float">
            <text:p>( 9,081,003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733653.484" calcext:value-type="float">
            <text:p><text:s/>1,733,65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78653.073" calcext:value-type="float">
            <text:p><text:s/>278,65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75757.343" calcext:value-type="float">
            <text:p><text:s/>675,75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135296.419" calcext:value-type="float">
            <text:p><text:s/>2,135,29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89764" calcext:value-type="float">
            <text:p><text:s/>489,764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55337.143" calcext:value-type="float">
            <text:p><text:s/>455,33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55337.143" calcext:value-type="float">
            <text:p><text:s/>455,33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62082.402" calcext:value-type="float">
            <text:p><text:s/>2,262,08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25187.5" calcext:value-type="float">
            <text:p><text:s/>1,225,188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036894.902" calcext:value-type="float">
            <text:p><text:s/>1,036,89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4899919.797" calcext:value-type="float">
            <text:p><text:s/>34,899,92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817733.634" calcext:value-type="float">
            <text:p><text:s/>4,817,73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10758.765" calcext:value-type="float">
            <text:p><text:s/>1,910,75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31589.803" calcext:value-type="float">
            <text:p><text:s/>731,59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88531.219" calcext:value-type="float">
            <text:p><text:s/>588,53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17847.709" calcext:value-type="float">
            <text:p><text:s/>1,117,84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18426.996" calcext:value-type="float">
            <text:p><text:s/>1,018,42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87655.086" calcext:value-type="float">
            <text:p><text:s/>487,65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829160.172" calcext:value-type="float">
            <text:p><text:s/>5,829,16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150175.755" calcext:value-type="float">
            <text:p><text:s/>4,150,176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4248040.658" calcext:value-type="float">
            <text:p><text:s/>14,248,041 <text:s/></text:p>
          </table:table-cell>
          <table:table-cell table:style-name="ce14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34543280.396" calcext:value-type="float">
            <text:p><text:s/>34,543,28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6"/>
          <table:table-cell table:style-name="ce58" table:number-columns-repeated="1015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38502790.52" calcext:value-type="float">
            <text:p><text:s/>38,502,791 <text:s/></text:p>
          </table:table-cell>
          <table:table-cell table:style-name="ce57" office:value-type="float" office:value="8870138.452" calcext:value-type="float">
            <text:p><text:s/>8,870,13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20" calcext:value-type="float">
            <text:p><text:s/>120 <text:s/></text:p>
          </table:table-cell>
          <table:table-cell table:style-name="ce57" office:value-type="float" office:value="1382.86" calcext:value-type="float">
            <text:p><text:s/>1,383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38502790.52" calcext:value-type="float">
            <text:p><text:s/>38,502,791 <text:s/></text:p>
          </table:table-cell>
          <table:table-cell table:style-name="ce57" office:value-type="float" office:value="8870138.452" calcext:value-type="float">
            <text:p><text:s/>8,870,138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20" calcext:value-type="float">
            <text:p><text:s/>120 <text:s/></text:p>
          </table:table-cell>
          <table:table-cell table:style-name="ce57" office:value-type="float" office:value="1382.86" calcext:value-type="float">
            <text:p><text:s/>1,383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63" table:number-columns-spanned="9" table:number-rows-spanned="1"/>
          <table:covered-table-cell table:number-columns-repeated="8" table:style-name="ce63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10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6.$A$1:.$AMJ$10" table:range-usable-as="repeat-column repeat-row"/>
        </table:named-expressions>
      </table:table>
      <table:table table:name="Page7" table:style-name="ta7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8" table:number-columns-repeated="2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91"/>
        <table:table-column table:style-name="co2" table:default-cell-style-name="ce15"/>
        <table:table-column table:style-name="co21" table:default-cell-style-name="ce15"/>
        <table:table-column table:style-name="co6" table:default-cell-style-name="ce16"/>
        <table:table-column table:style-name="co2" table:default-cell-style-name="ce16"/>
        <table:table-column table:style-name="co9" table:number-columns-repeated="1012" table:default-cell-style-name="ce16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能源平衡表－OECD能源統計格式（原始單位）</text:p>
            </table:table-cell>
            <table:covered-table-cell table:number-columns-repeated="9" table:style-name="ce17"/>
            <table:table-cell table:number-columns-repeated="1014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9年(西元2000年)</text:p>
            </table:table-cell>
            <table:covered-table-cell table:number-columns-repeated="2" table:style-name="ce2"/>
            <table:table-cell table:style-name="ce43" table:number-columns-repeated="4"/>
            <table:table-cell table:style-name="ce79"/>
            <table:table-cell table:style-name="ce61"/>
            <table:table-cell table:style-name="ce97"/>
            <table:table-cell table:style-name="ce43" table:number-columns-repeated="1014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52" calcext:value-type="float">
              <text:p>52</text:p>
            </table:table-cell>
            <table:table-cell table:style-name="ce44" office:value-type="float" office:value="53" calcext:value-type="float">
              <text:p>53</text:p>
            </table:table-cell>
            <table:table-cell table:style-name="ce44" table:number-columns-repeated="2"/>
            <table:table-cell table:style-name="ce80" office:value-type="string" calcext:value-type="string" table:number-columns-spanned="3" table:number-rows-spanned="8">
              <text:p>Item</text:p>
            </table:table-cell>
            <table:covered-table-cell table:number-columns-repeated="2" table:style-name="ce92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太陽熱能</text:p>
            </table:table-cell>
            <table:table-cell table:style-name="ce45" office:value-type="string" calcext:value-type="string">
              <text:p>熱能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Solar Thermal</text:p>
            </table:table-cell>
            <table:table-cell table:style-name="ce62" office:value-type="string" calcext:value-type="string">
              <text:p>Heat</text:p>
            </table:table-cell>
            <table:table-cell table:style-name="ce62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office:value-type="string" calcext:value-type="string">
              <text:p>(公秉油當量)</text:p>
            </table:table-cell>
            <table:table-cell table:style-name="ce45" office:value-type="string" calcext:value-type="string">
              <text:p>(公噸)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MT)</text:p>
            </table:table-cell>
            <table:table-cell table:style-name="ce47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4"/>
            <table:covered-table-cell table:style-name="ce82"/>
            <table:covered-table-cell table:number-columns-repeated="2" table:style-name="ce94"/>
            <table:table-cell table:style-name="ce59" table:number-columns-repeated="1014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77282" calcext:value-type="float">
            <text:p><text:s/>77,282 <text:s/></text:p>
          </table:table-cell>
          <table:table-cell table:style-name="ce49" office:value-type="float" office:value="0" calcext:value-type="float">
            <text:p/>
          </table:table-cell>
          <table:table-cell table:style-name="ce67" table:number-columns-repeated="2"/>
          <table:table-cell table:style-name="ce83" office:value-type="float" office:value="1" calcext:value-type="float">
            <text:p>1</text:p>
          </table:table-cell>
          <table:table-cell table:style-name="ce44"/>
          <table:table-cell table:style-name="ce98" office:value-type="string" calcext:value-type="string">
            <text:p>Indigenous Production</text:p>
          </table:table-cell>
          <table:table-cell table:style-name="ce43" table:number-columns-repeated="1014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" calcext:value-type="float">
            <text:p>2</text:p>
          </table:table-cell>
          <table:table-cell table:style-name="ce47" office:value-type="string" calcext:value-type="string">
            <text:p>+</text:p>
          </table:table-cell>
          <table:table-cell table:style-name="ce99" office:value-type="string" calcext:value-type="string">
            <text:p>Impor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" calcext:value-type="float">
            <text:p>3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xpor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" calcext:value-type="float">
            <text:p>4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Marine Bunker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" calcext:value-type="float">
            <text:p>5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Civil Avia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" calcext:value-type="float">
            <text:p>6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Stock Change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77282" calcext:value-type="float">
            <text:p><text:s/>77,282 <text:s/></text:p>
          </table:table-cell>
          <table:table-cell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" calcext:value-type="float">
            <text:p>7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Primary Energy Suppl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" calcext:value-type="float">
            <text:p>8</text:p>
          </table:table-cell>
          <table:table-cell table:style-name="ce44" office:value-type="string" calcext:value-type="string">
            <text:p>-</text:p>
          </table:table-cell>
          <table:table-cell table:style-name="ce98" office:value-type="string" calcext:value-type="string">
            <text:p>Transfers(Intput)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0.000000000002" calcext:value-type="float">
            <text:p><text:s/>0 <text:s/></text:p>
          </table:table-cell>
          <table:table-cell table:style-name="ce69" table:number-columns-repeated="2"/>
          <table:table-cell table:style-name="ce85" office:value-type="float" office:value="9" calcext:value-type="float">
            <text:p>9</text:p>
          </table:table-cell>
          <table:table-cell table:style-name="ce48" office:value-type="string" calcext:value-type="string">
            <text:p>-</text:p>
          </table:table-cell>
          <table:table-cell table:style-name="ce100" office:value-type="string" calcext:value-type="string">
            <text:p>Statistical Differen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Transformation Inpu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1" calcext:value-type="float">
            <text:p>11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2" calcext:value-type="float">
            <text:p>12</text:p>
          </table:table-cell>
          <table:table-cell table:style-name="ce47"/>
          <table:table-cell table:style-name="ce99" office:value-type="string" calcext:value-type="string">
            <text:p><text:s text:c="4"/>Blast Furna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3" calcext:value-type="float">
            <text:p>13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4" calcext:value-type="float">
            <text:p>14</text:p>
          </table:table-cell>
          <table:table-cell table:style-name="ce47"/>
          <table:table-cell table:style-name="ce99" office:value-type="string" calcext:value-type="string">
            <text:p><text:s text:c="4"/>Petrochemical Industr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5" calcext:value-type="float">
            <text:p>15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6" calcext:value-type="float">
            <text:p>16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7" calcext:value-type="float">
            <text:p>17</text:p>
          </table:table-cell>
          <table:table-cell table:style-name="ce47"/>
          <table:table-cell table:style-name="ce99" office:value-type="string" calcext:value-type="string">
            <text:p><text:s text:c="4"/>Public Cogeneration Plants <text:s/>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/>
          <table:table-cell table:style-name="ce77"/>
          <table:table-cell table:style-name="ce84" office:value-type="float" office:value="18" calcext:value-type="float">
            <text:p>18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884" calcext:value-type="float">
            <text:p><text:s/>31,884 <text:s/></text:p>
          </table:table-cell>
          <table:table-cell table:style-name="ce68" table:number-columns-repeated="2"/>
          <table:table-cell table:style-name="ce83" office:value-type="float" office:value="19" calcext:value-type="float">
            <text:p>19</text:p>
          </table:table-cell>
          <table:table-cell table:style-name="ce44" office:value-type="string" calcext:value-type="string">
            <text:p>+</text:p>
          </table:table-cell>
          <table:table-cell table:style-name="ce98" office:value-type="string" calcext:value-type="string">
            <text:p>Transformation Output Total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884" calcext:value-type="float">
            <text:p><text:s/>31,884 <text:s/></text:p>
          </table:table-cell>
          <table:table-cell table:style-name="ce68" table:number-columns-repeated="2"/>
          <table:table-cell table:style-name="ce84" office:value-type="float" office:value="20" calcext:value-type="float">
            <text:p>20</text:p>
          </table:table-cell>
          <table:table-cell table:style-name="ce47"/>
          <table:table-cell table:style-name="ce99" office:value-type="string" calcext:value-type="string">
            <text:p>Transformation Output 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21" calcext:value-type="float">
            <text:p>21</text:p>
          </table:table-cell>
          <table:table-cell table:style-name="ce48"/>
          <table:table-cell table:style-name="ce100" office:value-type="string" calcext:value-type="string">
            <text:p>Transfers(Output)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298" calcext:value-type="float">
            <text:p><text:s/>18,298 <text:s/></text:p>
          </table:table-cell>
          <table:table-cell table:style-name="ce68" table:number-columns-repeated="2"/>
          <table:table-cell table:style-name="ce84" office:value-type="float" office:value="22" calcext:value-type="float">
            <text:p>22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nergy Sector Own Use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3" calcext:value-type="float">
            <text:p>23</text:p>
          </table:table-cell>
          <table:table-cell table:style-name="ce47"/>
          <table:table-cell table:style-name="ce99" office:value-type="string" calcext:value-type="string">
            <text:p><text:s text:c="4"/>Coal Min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4" calcext:value-type="float">
            <text:p>24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5" calcext:value-type="float">
            <text:p>25</text:p>
          </table:table-cell>
          <table:table-cell table:style-name="ce47"/>
          <table:table-cell table:style-name="ce99" office:value-type="string" calcext:value-type="string">
            <text:p><text:s text:c="4"/>Blast Furnaces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6" calcext:value-type="float">
            <text:p>26</text:p>
          </table:table-cell>
          <table:table-cell table:style-name="ce47"/>
          <table:table-cell table:style-name="ce99" office:value-type="string" calcext:value-type="string">
            <text:p><text:s text:c="4"/>Oil and Gas Extrac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7" calcext:value-type="float">
            <text:p>27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8" calcext:value-type="float">
            <text:p>28</text:p>
          </table:table-cell>
          <table:table-cell table:style-name="ce47"/>
          <table:table-cell table:style-name="ce99" office:value-type="string" calcext:value-type="string">
            <text:p><text:s text:c="4"/>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9" calcext:value-type="float">
            <text:p>29</text:p>
          </table:table-cell>
          <table:table-cell table:style-name="ce47"/>
          <table:table-cell table:style-name="ce99" office:value-type="string" calcext:value-type="string">
            <text:p><text:s text:c="4"/>Electricity to Pump Up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298" calcext:value-type="float">
            <text:p><text:s/>18,298 <text:s/></text:p>
          </table:table-cell>
          <table:table-cell table:style-name="ce68" table:number-columns-repeated="2"/>
          <table:table-cell table:style-name="ce84" office:value-type="float" office:value="30" calcext:value-type="float">
            <text:p>30</text:p>
          </table:table-cell>
          <table:table-cell table:style-name="ce47"/>
          <table:table-cell table:style-name="ce99" office:value-type="string" calcext:value-type="string">
            <text:p><text:s text:c="4"/>Cogeneration Plant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1" calcext:value-type="float">
            <text:p>31</text:p>
          </table:table-cell>
          <table:table-cell table:style-name="ce48"/>
          <table:table-cell table:style-name="ce100" office:value-type="string" calcext:value-type="string">
            <text:p><text:s text:c="4"/>Gas Compani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2" calcext:value-type="float">
            <text:p>32</text:p>
          </table:table-cell>
          <table:table-cell table:style-name="ce95" office:value-type="string" calcext:value-type="string">
            <text:p>-</text:p>
          </table:table-cell>
          <table:table-cell table:style-name="ce101" office:value-type="string" calcext:value-type="string">
            <text:p><text:s/>Loss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77282" calcext:value-type="float">
            <text:p><text:s/>77,282 <text:s/></text:p>
          </table:table-cell>
          <table:table-cell table:style-name="ce52" office:value-type="float" office:value="13586" calcext:value-type="float">
            <text:p><text:s/>13,586 <text:s/></text:p>
          </table:table-cell>
          <table:table-cell table:style-name="ce69" table:number-columns-repeated="2"/>
          <table:table-cell table:style-name="ce85" office:value-type="float" office:value="33" calcext:value-type="float">
            <text:p>33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Final Consumption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77282" calcext:value-type="float">
            <text:p><text:s/>77,282 <text:s/></text:p>
          </table:table-cell>
          <table:table-cell table:style-name="ce52" office:value-type="float" office:value="13586" calcext:value-type="float">
            <text:p><text:s/>13,586 <text:s/></text:p>
          </table:table-cell>
          <table:table-cell table:style-name="ce70" table:number-columns-repeated="2"/>
          <table:table-cell table:style-name="ce86" office:value-type="float" office:value="34" calcext:value-type="float">
            <text:p>34</text:p>
          </table:table-cell>
          <table:table-cell table:style-name="ce95"/>
          <table:table-cell table:style-name="ce101" office:value-type="string" calcext:value-type="string">
            <text:p>Energy Consump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586" calcext:value-type="float">
            <text:p><text:s/>13,586 <text:s/></text:p>
          </table:table-cell>
          <table:table-cell table:style-name="ce68" table:number-columns-repeated="2"/>
          <table:table-cell table:style-name="ce84" office:value-type="float" office:value="35" calcext:value-type="float">
            <text:p>35</text:p>
          </table:table-cell>
          <table:table-cell table:style-name="ce47"/>
          <table:table-cell table:style-name="ce99" office:value-type="string" calcext:value-type="string">
            <text:p><text:s text:c="4"/>Industrial Sector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6" calcext:value-type="float">
            <text:p>36</text:p>
          </table:table-cell>
          <table:table-cell table:style-name="ce47"/>
          <table:table-cell table:style-name="ce99" office:value-type="string" calcext:value-type="string">
            <text:p><text:s text:c="8"/>Mining and Quarrying(excluding coal,oil and ga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057.33333333333" calcext:value-type="float">
            <text:p><text:s/>9,057 <text:s/></text:p>
          </table:table-cell>
          <table:table-cell table:style-name="ce68" table:number-columns-repeated="2"/>
          <table:table-cell table:style-name="ce84" office:value-type="float" office:value="37" calcext:value-type="float">
            <text:p>37</text:p>
          </table:table-cell>
          <table:table-cell table:style-name="ce47"/>
          <table:table-cell table:style-name="ce99" office:value-type="string" calcext:value-type="string">
            <text:p><text:s text:c="8"/>Food, Beverage and Tobacco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528.66666666667" calcext:value-type="float">
            <text:p><text:s/>4,529 <text:s/></text:p>
          </table:table-cell>
          <table:table-cell table:style-name="ce68" table:number-columns-repeated="2"/>
          <table:table-cell table:style-name="ce84" office:value-type="float" office:value="38" calcext:value-type="float">
            <text:p>38</text:p>
          </table:table-cell>
          <table:table-cell table:style-name="ce47"/>
          <table:table-cell table:style-name="ce99" office:value-type="string" calcext:value-type="string">
            <text:p><text:s text:c="8"/>Textile,Wearing Apparel and Accesso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9" calcext:value-type="float">
            <text:p>39</text:p>
          </table:table-cell>
          <table:table-cell table:style-name="ce47"/>
          <table:table-cell table:style-name="ce99" office:value-type="string" calcext:value-type="string">
            <text:p><text:s text:c="8"/>Leather and Fu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0" calcext:value-type="float">
            <text:p>40</text:p>
          </table:table-cell>
          <table:table-cell table:style-name="ce47"/>
          <table:table-cell table:style-name="ce99" office:value-type="string" calcext:value-type="string">
            <text:p><text:s text:c="8"/>Wood, Bamboo and Furni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1" calcext:value-type="float">
            <text:p>41</text:p>
          </table:table-cell>
          <table:table-cell table:style-name="ce47"/>
          <table:table-cell table:style-name="ce99" office:value-type="string" calcext:value-type="string">
            <text:p><text:s text:c="8"/>Pulp, Paper and Paper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2" calcext:value-type="float">
            <text:p>42</text:p>
          </table:table-cell>
          <table:table-cell table:style-name="ce47"/>
          <table:table-cell table:style-name="ce99" office:value-type="string" calcext:value-type="string">
            <text:p><text:s text:c="8"/>Print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3" calcext:value-type="float">
            <text:p>43</text:p>
          </table:table-cell>
          <table:table-cell table:style-name="ce47"/>
          <table:table-cell table:style-name="ce99" office:value-type="string" calcext:value-type="string">
            <text:p><text:s text:c="8"/>Chemical Material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4" calcext:value-type="float">
            <text:p>44</text:p>
          </table:table-cell>
          <table:table-cell table:style-name="ce47"/>
          <table:table-cell table:style-name="ce99" office:value-type="string" calcext:value-type="string">
            <text:p><text:s text:c="12"/>Basic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5" calcext:value-type="float">
            <text:p>45</text:p>
          </table:table-cell>
          <table:table-cell table:style-name="ce47"/>
          <table:table-cell table:style-name="ce99" office:value-type="string" calcext:value-type="string">
            <text:p><text:s text:c="16"/>(Basic Industrial Chemic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6" calcext:value-type="float">
            <text:p>46</text:p>
          </table:table-cell>
          <table:table-cell table:style-name="ce47"/>
          <table:table-cell table:style-name="ce99" office:value-type="string" calcext:value-type="string">
            <text:p><text:s text:c="16"/>(Petrochemical Materi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7" calcext:value-type="float">
            <text:p>47</text:p>
          </table:table-cell>
          <table:table-cell table:style-name="ce47"/>
          <table:table-cell table:style-name="ce99" office:value-type="string" calcext:value-type="string">
            <text:p><text:s text:c="16"/>(Chemical Fertilizer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8" calcext:value-type="float">
            <text:p>48</text:p>
          </table:table-cell>
          <table:table-cell table:style-name="ce47"/>
          <table:table-cell table:style-name="ce99" office:value-type="string" calcext:value-type="string">
            <text:p><text:s text:c="12"/>Artificial Fib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9" calcext:value-type="float">
            <text:p>49</text:p>
          </table:table-cell>
          <table:table-cell table:style-name="ce47"/>
          <table:table-cell table:style-name="ce99" office:value-type="string" calcext:value-type="string">
            <text:p><text:s text:c="12"/>Resin, Plastics and Rubber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0" calcext:value-type="float">
            <text:p>50</text:p>
          </table:table-cell>
          <table:table-cell table:style-name="ce96"/>
          <table:table-cell table:style-name="ce102" office:value-type="string" calcext:value-type="string">
            <text:p><text:s text:c="12"/>Other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1" calcext:value-type="float">
            <text:p>51</text:p>
          </table:table-cell>
          <table:table-cell table:style-name="ce47"/>
          <table:table-cell table:style-name="ce99" office:value-type="string" calcext:value-type="string">
            <text:p><text:s text:c="8"/>Chemical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2" calcext:value-type="float">
            <text:p>52</text:p>
          </table:table-cell>
          <table:table-cell table:style-name="ce47"/>
          <table:table-cell table:style-name="ce99" office:value-type="string" calcext:value-type="string">
            <text:p><text:s text:c="8"/>Rubber Products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3" calcext:value-type="float">
            <text:p>53</text:p>
          </table:table-cell>
          <table:table-cell table:style-name="ce96"/>
          <table:table-cell table:style-name="ce102" office:value-type="string" calcext:value-type="string">
            <text:p><text:s text:c="8"/>Plastic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4" calcext:value-type="float">
            <text:p>54</text:p>
          </table:table-cell>
          <table:table-cell table:style-name="ce47"/>
          <table:table-cell table:style-name="ce99" office:value-type="string" calcext:value-type="string">
            <text:p><text:s text:c="8"/>Non-metallic Mineral Produc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5" calcext:value-type="float">
            <text:p>55</text:p>
          </table:table-cell>
          <table:table-cell table:style-name="ce47"/>
          <table:table-cell table:style-name="ce99" office:value-type="string" calcext:value-type="string">
            <text:p><text:s text:c="12"/>Cement and Cement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6" calcext:value-type="float">
            <text:p>56</text:p>
          </table:table-cell>
          <table:table-cell table:style-name="ce47"/>
          <table:table-cell table:style-name="ce99" office:value-type="string" calcext:value-type="string">
            <text:p><text:s text:c="12"/>Oth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57" calcext:value-type="float">
            <text:p>57</text:p>
          </table:table-cell>
          <table:table-cell table:style-name="ce47"/>
          <table:table-cell table:style-name="ce99" office:value-type="string" calcext:value-type="string">
            <text:p><text:s text:c="16"/>(Pottery, China and Earthware)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2" table:style-name="ce55" office:value-type="float" office:value="0" calcext:value-type="float">
            <text:p/>
          </table:table-cell>
          <table:table-cell table:style-name="ce73"/>
          <table:table-cell table:style-name="ce72"/>
          <table:table-cell table:style-name="ce87" office:value-type="float" office:value="58" calcext:value-type="float">
            <text:p>58</text:p>
          </table:table-cell>
          <table:table-cell table:style-name="ce96"/>
          <table:table-cell table:style-name="ce102" office:value-type="string" calcext:value-type="string">
            <text:p><text:s text:c="16"/>(Glass and Glass Produc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9" calcext:value-type="float">
            <text:p>59</text:p>
          </table:table-cell>
          <table:table-cell table:style-name="ce47"/>
          <table:table-cell table:style-name="ce99" office:value-type="string" calcext:value-type="string">
            <text:p><text:s text:c="8"/>Basic Metal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0" calcext:value-type="float">
            <text:p>60</text:p>
          </table:table-cell>
          <table:table-cell table:style-name="ce47"/>
          <table:table-cell table:style-name="ce99" office:value-type="string" calcext:value-type="string">
            <text:p><text:s text:c="12"/>Iron and Steel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1" calcext:value-type="float">
            <text:p>61</text:p>
          </table:table-cell>
          <table:table-cell table:style-name="ce47"/>
          <table:table-cell table:style-name="ce99" office:value-type="string" calcext:value-type="string">
            <text:p><text:s text:c="12"/>Other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2" calcext:value-type="float">
            <text:p>62</text:p>
          </table:table-cell>
          <table:table-cell table:style-name="ce47"/>
          <table:table-cell table:style-name="ce99" office:value-type="string" calcext:value-type="string">
            <text:p><text:s text:c="16"/>(Aluminum)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3" calcext:value-type="float">
            <text:p>63</text:p>
          </table:table-cell>
          <table:table-cell table:style-name="ce47"/>
          <table:table-cell table:style-name="ce99" office:value-type="string" calcext:value-type="string">
            <text:p><text:s text:c="8"/>Fabricated Metal Products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64" calcext:value-type="float">
            <text:p>64</text:p>
          </table:table-cell>
          <table:table-cell table:style-name="ce96"/>
          <table:table-cell table:style-name="ce102" office:value-type="string" calcext:value-type="string">
            <text:p><text:s text:c="8"/>Machinery and Equipmen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5" calcext:value-type="float">
            <text:p>65</text:p>
          </table:table-cell>
          <table:table-cell table:style-name="ce47"/>
          <table:table-cell table:style-name="ce99" office:value-type="string" calcext:value-type="string">
            <text:p><text:s text:c="8"/>Electrical and Electronic Machiner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6" calcext:value-type="float">
            <text:p>66</text:p>
          </table:table-cell>
          <table:table-cell table:style-name="ce47"/>
          <table:table-cell table:style-name="ce99" office:value-type="string" calcext:value-type="string">
            <text:p><text:s text:c="8"/>(Electronic Par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7" calcext:value-type="float">
            <text:p>67</text:p>
          </table:table-cell>
          <table:table-cell table:style-name="ce47"/>
          <table:table-cell table:style-name="ce99" office:value-type="string" calcext:value-type="string">
            <text:p><text:s text:c="8"/>Transport Equip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8" calcext:value-type="float">
            <text:p>68</text:p>
          </table:table-cell>
          <table:table-cell table:style-name="ce47"/>
          <table:table-cell table:style-name="ce99" office:value-type="string" calcext:value-type="string">
            <text:p><text:s text:c="8"/>Precision Instru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9" calcext:value-type="float">
            <text:p>69</text:p>
          </table:table-cell>
          <table:table-cell table:style-name="ce47"/>
          <table:table-cell table:style-name="ce99" office:value-type="string" calcext:value-type="string">
            <text:p><text:s text:c="8"/>Miscellaneous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0" calcext:value-type="float">
            <text:p>70</text:p>
          </table:table-cell>
          <table:table-cell table:style-name="ce47"/>
          <table:table-cell table:style-name="ce99" office:value-type="string" calcext:value-type="string">
            <text:p><text:s text:c="8"/>Water Supply and Remediation Activit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1" calcext:value-type="float">
            <text:p>71</text:p>
          </table:table-cell>
          <table:table-cell table:style-name="ce47"/>
          <table:table-cell table:style-name="ce99" office:value-type="string" calcext:value-type="string">
            <text:p><text:s text:c="8"/>Construc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2" calcext:value-type="float">
            <text:p>72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73" calcext:value-type="float">
            <text:p>73</text:p>
          </table:table-cell>
          <table:table-cell table:style-name="ce44"/>
          <table:table-cell table:style-name="ce98" office:value-type="string" calcext:value-type="string">
            <text:p><text:s text:c="4"/>Transport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4" calcext:value-type="float">
            <text:p>74</text:p>
          </table:table-cell>
          <table:table-cell table:style-name="ce47"/>
          <table:table-cell table:style-name="ce99" office:value-type="string" calcext:value-type="string">
            <text:p><text:s text:c="8"/>Domestic Ai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5" calcext:value-type="float">
            <text:p>75</text:p>
          </table:table-cell>
          <table:table-cell table:style-name="ce47"/>
          <table:table-cell table:style-name="ce99" office:value-type="string" calcext:value-type="string">
            <text:p><text:s text:c="8"/>Roa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6" calcext:value-type="float">
            <text:p>76</text:p>
          </table:table-cell>
          <table:table-cell table:style-name="ce47"/>
          <table:table-cell table:style-name="ce99" office:value-type="string" calcext:value-type="string">
            <text:p><text:s text:c="8"/>R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7" calcext:value-type="float">
            <text:p>77</text:p>
          </table:table-cell>
          <table:table-cell table:style-name="ce47"/>
          <table:table-cell table:style-name="ce99" office:value-type="string" calcext:value-type="string">
            <text:p><text:s text:c="8"/>Pipeline Transport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8" calcext:value-type="float">
            <text:p>78</text:p>
          </table:table-cell>
          <table:table-cell table:style-name="ce47"/>
          <table:table-cell table:style-name="ce99" office:value-type="string" calcext:value-type="string">
            <text:p><text:s text:c="8"/>Internal Navig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9" calcext:value-type="float">
            <text:p>79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0" calcext:value-type="float">
            <text:p>80</text:p>
          </table:table-cell>
          <table:table-cell table:style-name="ce44"/>
          <table:table-cell table:style-name="ce98" office:value-type="string" calcext:value-type="string">
            <text:p><text:s text:c="4"/>Agricultur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1" calcext:value-type="float">
            <text:p>81</text:p>
          </table:table-cell>
          <table:table-cell table:style-name="ce47"/>
          <table:table-cell table:style-name="ce99" office:value-type="string" calcext:value-type="string">
            <text:p><text:s text:c="8"/>Agriculture, Animal Husbandry and Forestry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82" calcext:value-type="float">
            <text:p>82</text:p>
          </table:table-cell>
          <table:table-cell table:style-name="ce48"/>
          <table:table-cell table:style-name="ce100" office:value-type="string" calcext:value-type="string">
            <text:p><text:s text:c="8"/>Fishing and Aquacul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2318.46" calcext:value-type="float">
            <text:p><text:s/>2,318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3" calcext:value-type="float">
            <text:p>83</text:p>
          </table:table-cell>
          <table:table-cell table:style-name="ce47"/>
          <table:table-cell table:style-name="ce99" office:value-type="string" calcext:value-type="string">
            <text:p><text:s text:c="4"/>Servic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4" calcext:value-type="float">
            <text:p>84</text:p>
          </table:table-cell>
          <table:table-cell table:style-name="ce47"/>
          <table:table-cell table:style-name="ce99" office:value-type="string" calcext:value-type="string">
            <text:p><text:s text:c="8"/>Wholesale and Ret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5" calcext:value-type="float">
            <text:p>85</text:p>
          </table:table-cell>
          <table:table-cell table:style-name="ce47"/>
          <table:table-cell table:style-name="ce99" office:value-type="string" calcext:value-type="string">
            <text:p><text:s text:c="8"/>Hotels and Restaura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6" calcext:value-type="float">
            <text:p>86</text:p>
          </table:table-cell>
          <table:table-cell table:style-name="ce47"/>
          <table:table-cell table:style-name="ce99" office:value-type="string" calcext:value-type="string">
            <text:p><text:s text:c="8"/>Transport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7" calcext:value-type="float">
            <text:p>87</text:p>
          </table:table-cell>
          <table:table-cell table:style-name="ce47"/>
          <table:table-cell table:style-name="ce99" office:value-type="string" calcext:value-type="string">
            <text:p><text:s text:c="8"/>Storage and Warehous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8" calcext:value-type="float">
            <text:p>88</text:p>
          </table:table-cell>
          <table:table-cell table:style-name="ce47"/>
          <table:table-cell table:style-name="ce99" office:value-type="string" calcext:value-type="string">
            <text:p><text:s text:c="8"/>Communica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9" calcext:value-type="float">
            <text:p>89</text:p>
          </table:table-cell>
          <table:table-cell table:style-name="ce47"/>
          <table:table-cell table:style-name="ce99" office:value-type="string" calcext:value-type="string">
            <text:p><text:s text:c="8"/>Finance, Insurance and Real Estat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0" calcext:value-type="float">
            <text:p>90</text:p>
          </table:table-cell>
          <table:table-cell table:style-name="ce47"/>
          <table:table-cell table:style-name="ce99" office:value-type="string" calcext:value-type="string">
            <text:p><text:s text:c="8"/>Business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1" calcext:value-type="float">
            <text:p>91</text:p>
          </table:table-cell>
          <table:table-cell table:style-name="ce47"/>
          <table:table-cell table:style-name="ce99" office:value-type="string" calcext:value-type="string">
            <text:p><text:s text:c="8"/>Social and Personal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2318.46" calcext:value-type="float">
            <text:p><text:s/>2,318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2" calcext:value-type="float">
            <text:p>92</text:p>
          </table:table-cell>
          <table:table-cell table:style-name="ce47"/>
          <table:table-cell table:style-name="ce99" office:value-type="string" calcext:value-type="string">
            <text:p><text:s text:c="8"/>Public Administr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3" calcext:value-type="float">
            <text:p>93</text:p>
          </table:table-cell>
          <table:table-cell table:style-name="ce48"/>
          <table:table-cell table:style-name="ce100" office:value-type="string" calcext:value-type="string">
            <text:p><text:s text:c="8"/>Activities Not Adequately Defined </text:p>
          </table:table-cell>
          <table:table-cell table:style-name="ce14" table:number-columns-repeated="1014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74963.54" calcext:value-type="float">
            <text:p><text:s/>74,964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4" calcext:value-type="float">
            <text:p>94</text:p>
          </table:table-cell>
          <table:table-cell table:style-name="ce48"/>
          <table:table-cell table:style-name="ce100" office:value-type="string" calcext:value-type="string">
            <text:p><text:s text:c="4"/>Residential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95" calcext:value-type="float">
            <text:p>95</text:p>
          </table:table-cell>
          <table:table-cell table:style-name="ce44"/>
          <table:table-cell table:style-name="ce98" office:value-type="string" calcext:value-type="string">
            <text:p>Non-Energy Us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6" calcext:value-type="float">
            <text:p>96</text:p>
          </table:table-cell>
          <table:table-cell table:style-name="ce47"/>
          <table:table-cell table:style-name="ce99" office:value-type="string" calcext:value-type="string">
            <text:p><text:s text:c="4"/>in Industry/Transf./Energ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97" calcext:value-type="float">
            <text:p>97</text:p>
          </table:table-cell>
          <table:table-cell table:style-name="ce47"/>
          <table:table-cell table:style-name="ce99" office:value-type="string" calcext:value-type="string">
            <text:p><text:s text:c="8"/>(Feedstock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8" calcext:value-type="float">
            <text:p>98</text:p>
          </table:table-cell>
          <table:table-cell table:style-name="ce47"/>
          <table:table-cell table:style-name="ce99" office:value-type="string" calcext:value-type="string">
            <text:p><text:s text:c="4"/>in Transport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9" calcext:value-type="float">
            <text:p>99</text:p>
          </table:table-cell>
          <table:table-cell table:style-name="ce48"/>
          <table:table-cell table:style-name="ce100" office:value-type="string" calcext:value-type="string">
            <text:p><text:s text:c="4"/>in Other Sectors</text:p>
          </table:table-cell>
          <table:table-cell table:style-name="ce14" table:number-columns-repeated="1014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2"/>
          <table:table-cell table:style-name="ce74"/>
          <table:table-cell table:style-name="ce56" office:value-type="float" office:value="0" calcext:value-type="float">
            <text:p><text:s/></text:p>
          </table:table-cell>
          <table:table-cell table:style-name="ce88" office:value-type="float" office:value="0" calcext:value-type="float">
            <text:p><text:s/></text:p>
          </table:table-cell>
          <table:table-cell table:style-name="ce56" office:value-type="float" office:value="0" calcext:value-type="float">
            <text:p><text:s/></text:p>
          </table:table-cell>
          <table:table-cell table:style-name="ce103" office:value-type="string" calcext:value-type="string">
            <text:p>Electricity and Heat Output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1" calcext:value-type="float">
            <text:p>1</text:p>
          </table:table-cell>
          <table:table-cell table:style-name="ce47" office:value-type="string" calcext:value-type="string">
            <text:p><text:s/></text:p>
          </table:table-cell>
          <table:table-cell table:style-name="ce99" office:value-type="string" calcext:value-type="string">
            <text:p>Electricity Generated (MWh)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2" calcext:value-type="float">
            <text:p>2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3" calcext:value-type="float">
            <text:p>3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number-columns-repeated="2"/>
          <table:table-cell table:style-name="ce89" office:value-type="float" office:value="4" calcext:value-type="float">
            <text:p>4</text:p>
          </table:table-cell>
          <table:table-cell/>
          <table:table-cell table:style-name="ce99" office:value-type="string" calcext:value-type="string">
            <text:p><text:s text:c="4"/>Public Cogeneration Plants <text:s/></text:p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5" calcext:value-type="float">
            <text:p>5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6" calcext:value-type="float">
            <text:p>6</text:p>
          </table:table-cell>
          <table:table-cell table:style-name="ce47"/>
          <table:table-cell table:style-name="ce99" office:value-type="string" calcext:value-type="string">
            <text:p>Heat Generated (MT)</text:p>
          </table:table-cell>
          <table:table-cell table:style-name="ce58" table:number-columns-repeated="1014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76"/>
          <table:table-cell table:style-name="ce69"/>
          <table:table-cell table:style-name="ce85" office:value-type="float" office:value="7" calcext:value-type="float">
            <text:p>7</text:p>
          </table:table-cell>
          <table:table-cell table:style-name="ce48"/>
          <table:table-cell table:style-name="ce100" office:value-type="string" calcext:value-type="string">
            <text:p><text:s text:c="4"/>Cogeneration Plants</text:p>
          </table:table-cell>
          <table:table-cell table:style-name="ce58" table:number-columns-repeated="1014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4"/>
          <table:table-cell table:style-name="ce78"/>
          <table:table-cell table:style-name="ce14" table:number-columns-repeated="2"/>
          <table:table-cell table:style-name="ce43" table:number-columns-repeated="1015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5"/>
          <table:table-cell table:style-name="ce90"/>
          <table:table-cell table:number-columns-repeated="2"/>
          <table:table-cell table:style-name="ce15" table:number-columns-repeated="1014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7.$A$1:.$AMJ$10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49</meta:creation-date>
    <meta:initial-creator>國際合作與能源統計科</meta:initial-creator>
    <dc:description>能源平衡表OECD能源統計格式(原始單位)</dc:description>
    <meta:keyword>台灣能源平衡表</meta:keyword>
    <dc:creator>kenice</dc:creator>
    <meta:print-date>2018-05-14T02:59:08</meta:print-date>
    <dc:date>2020-03-02T03:50:07</dc:date>
    <dc:subject>能源平衡表OECD能源統計格式(原始單位)</dc:subject>
    <dc:title>能源平衡表OECD能源統計格式(原始單位)</dc:title>
    <meta:generator>LibreOffice/5.4.1.2$Windows_x86 LibreOffice_project/ea7cb86e6eeb2bf3a5af73a8f7777ac570321527</meta:generator>
    <meta:document-statistic meta:table-count="7" meta:cell-count="7766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